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5.69">
            <text:p>-5,69</text:p>
          </table:table-cell>
          <table:table-cell office:value-type="float" office:value="-6.12">
            <text:p>-6,12</text:p>
          </table:table-cell>
          <table:table-cell office:value-type="float" office:value="-6.56">
            <text:p>-6,56</text:p>
          </table:table-cell>
          <table:table-cell office:value-type="float" office:value="-7">
            <text:p>-7</text:p>
          </table:table-cell>
          <table:table-cell office:value-type="float" office:value="-7.43">
            <text:p>-7,43</text:p>
          </table:table-cell>
          <table:table-cell office:value-type="float" office:value="-7.87">
            <text:p>-7,87</text:p>
          </table:table-cell>
          <table:table-cell office:value-type="float" office:value="-8.31">
            <text:p>-8,31</text:p>
          </table:table-cell>
          <table:table-cell office:value-type="float" office:value="-8.74">
            <text:p>-8,74</text:p>
          </table:table-cell>
          <table:table-cell office:value-type="float" office:value="-9.18">
            <text:p>-9,18</text:p>
          </table:table-cell>
          <table:table-cell office:value-type="float" office:value="-9.61">
            <text:p>-9,61</text:p>
          </table:table-cell>
          <table:table-cell office:value-type="float" office:value="-10.05">
            <text:p>-10,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.32">
            <text:p>-4,32</text:p>
          </table:table-cell>
          <table:table-cell office:value-type="float" office:value="-4.79">
            <text:p>-4,79</text:p>
          </table:table-cell>
          <table:table-cell office:value-type="float" office:value="-5.27">
            <text:p>-5,27</text:p>
          </table:table-cell>
          <table:table-cell office:value-type="float" office:value="-5.74">
            <text:p>-5,74</text:p>
          </table:table-cell>
          <table:table-cell office:value-type="float" office:value="-6.21">
            <text:p>-6,21</text:p>
          </table:table-cell>
          <table:table-cell office:value-type="float" office:value="-6.68">
            <text:p>-6,68</text:p>
          </table:table-cell>
          <table:table-cell office:value-type="float" office:value="-7.16">
            <text:p>-7,16</text:p>
          </table:table-cell>
          <table:table-cell office:value-type="float" office:value="-7.63">
            <text:p>-7,63</text:p>
          </table:table-cell>
          <table:table-cell office:value-type="float" office:value="-8.1">
            <text:p>-8,1</text:p>
          </table:table-cell>
          <table:table-cell office:value-type="float" office:value="-8.57">
            <text:p>-8,57</text:p>
          </table:table-cell>
          <table:table-cell office:value-type="float" office:value="-9.05">
            <text:p>-9,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.92">
            <text:p>-2,92</text:p>
          </table:table-cell>
          <table:table-cell office:value-type="float" office:value="-3.44">
            <text:p>-3,44</text:p>
          </table:table-cell>
          <table:table-cell office:value-type="float" office:value="-3.95">
            <text:p>-3,95</text:p>
          </table:table-cell>
          <table:table-cell office:value-type="float" office:value="-4.46">
            <text:p>-4,46</text:p>
          </table:table-cell>
          <table:table-cell office:value-type="float" office:value="-4.97">
            <text:p>-4,97</text:p>
          </table:table-cell>
          <table:table-cell office:value-type="float" office:value="-5.49">
            <text:p>-5,49</text:p>
          </table:table-cell>
          <table:table-cell office:value-type="float" office:value="-6">
            <text:p>-6</text:p>
          </table:table-cell>
          <table:table-cell office:value-type="float" office:value="-6.51">
            <text:p>-6,51</text:p>
          </table:table-cell>
          <table:table-cell office:value-type="float" office:value="-7.02">
            <text:p>-7,02</text:p>
          </table:table-cell>
          <table:table-cell office:value-type="float" office:value="-7.53">
            <text:p>-7,53</text:p>
          </table:table-cell>
          <table:table-cell office:value-type="float" office:value="-8.04">
            <text:p>-8,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.5">
            <text:p>-1,5</text:p>
          </table:table-cell>
          <table:table-cell office:value-type="float" office:value="-2.05">
            <text:p>-2,05</text:p>
          </table:table-cell>
          <table:table-cell office:value-type="float" office:value="-2.61">
            <text:p>-2,61</text:p>
          </table:table-cell>
          <table:table-cell office:value-type="float" office:value="-3.16">
            <text:p>-3,16</text:p>
          </table:table-cell>
          <table:table-cell office:value-type="float" office:value="-3.72">
            <text:p>-3,72</text:p>
          </table:table-cell>
          <table:table-cell office:value-type="float" office:value="-4.27">
            <text:p>-4,27</text:p>
          </table:table-cell>
          <table:table-cell office:value-type="float" office:value="-4.83">
            <text:p>-4,83</text:p>
          </table:table-cell>
          <table:table-cell office:value-type="float" office:value="-5.38">
            <text:p>-5,38</text:p>
          </table:table-cell>
          <table:table-cell office:value-type="float" office:value="-5.93">
            <text:p>-5,93</text:p>
          </table:table-cell>
          <table:table-cell office:value-type="float" office:value="-6.48">
            <text:p>-6,48</text:p>
          </table:table-cell>
          <table:table-cell office:value-type="float" office:value="-7.04">
            <text:p>-7,0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5">
            <text:p>-0,05</text:p>
          </table:table-cell>
          <table:table-cell office:value-type="float" office:value="-0.65">
            <text:p>-0,65</text:p>
          </table:table-cell>
          <table:table-cell office:value-type="float" office:value="-1.25">
            <text:p>-1,25</text:p>
          </table:table-cell>
          <table:table-cell office:value-type="float" office:value="-1.85">
            <text:p>-1,85</text:p>
          </table:table-cell>
          <table:table-cell office:value-type="float" office:value="-2.44">
            <text:p>-2,44</text:p>
          </table:table-cell>
          <table:table-cell office:value-type="float" office:value="-3.04">
            <text:p>-3,04</text:p>
          </table:table-cell>
          <table:table-cell office:value-type="float" office:value="-3.64">
            <text:p>-3,64</text:p>
          </table:table-cell>
          <table:table-cell office:value-type="float" office:value="-4.24">
            <text:p>-4,24</text:p>
          </table:table-cell>
          <table:table-cell office:value-type="float" office:value="-4.84">
            <text:p>-4,84</text:p>
          </table:table-cell>
          <table:table-cell office:value-type="float" office:value="-5.43">
            <text:p>-5,43</text:p>
          </table:table-cell>
          <table:table-cell office:value-type="float" office:value="-6.03">
            <text:p>-6,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44">
            <text:p>1,44</text:p>
          </table:table-cell>
          <table:table-cell office:value-type="float" office:value="0.79">
            <text:p>0,79</text:p>
          </table:table-cell>
          <table:table-cell office:value-type="float" office:value="0.14">
            <text:p>0,14</text:p>
          </table:table-cell>
          <table:table-cell office:value-type="float" office:value="-0.5">
            <text:p>-0,5</text:p>
          </table:table-cell>
          <table:table-cell office:value-type="float" office:value="-1.15">
            <text:p>-1,15</text:p>
          </table:table-cell>
          <table:table-cell office:value-type="float" office:value="-1.8">
            <text:p>-1,8</text:p>
          </table:table-cell>
          <table:table-cell office:value-type="float" office:value="-2.45">
            <text:p>-2,45</text:p>
          </table:table-cell>
          <table:table-cell office:value-type="float" office:value="-3.09">
            <text:p>-3,09</text:p>
          </table:table-cell>
          <table:table-cell office:value-type="float" office:value="-3.74">
            <text:p>-3,74</text:p>
          </table:table-cell>
          <table:table-cell office:value-type="float" office:value="-4.38">
            <text:p>-4,38</text:p>
          </table:table-cell>
          <table:table-cell office:value-type="float" office:value="-5.03">
            <text:p>-5,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96">
            <text:p>2,96</text:p>
          </table:table-cell>
          <table:table-cell office:value-type="float" office:value="2.26">
            <text:p>2,26</text:p>
          </table:table-cell>
          <table:table-cell office:value-type="float" office:value="1.56">
            <text:p>1,56</text:p>
          </table:table-cell>
          <table:table-cell office:value-type="float" office:value="0.86">
            <text:p>0,86</text:p>
          </table:table-cell>
          <table:table-cell office:value-type="float" office:value="0.16">
            <text:p>0,16</text:p>
          </table:table-cell>
          <table:table-cell office:value-type="float" office:value="-0.54">
            <text:p>-0,54</text:p>
          </table:table-cell>
          <table:table-cell office:value-type="float" office:value="-1.23">
            <text:p>-1,23</text:p>
          </table:table-cell>
          <table:table-cell office:value-type="float" office:value="-1.93">
            <text:p>-1,93</text:p>
          </table:table-cell>
          <table:table-cell office:value-type="float" office:value="-2.63">
            <text:p>-2,63</text:p>
          </table:table-cell>
          <table:table-cell office:value-type="float" office:value="-3.32">
            <text:p>-3,32</text:p>
          </table:table-cell>
          <table:table-cell office:value-type="float" office:value="-4.02">
            <text:p>-4,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2">
            <text:p>4,52</text:p>
          </table:table-cell>
          <table:table-cell office:value-type="float" office:value="3.76">
            <text:p>3,76</text:p>
          </table:table-cell>
          <table:table-cell office:value-type="float" office:value="3.01">
            <text:p>3,01</text:p>
          </table:table-cell>
          <table:table-cell office:value-type="float" office:value="2.25">
            <text:p>2,25</text:p>
          </table:table-cell>
          <table:table-cell office:value-type="float" office:value="1.5">
            <text:p>1,5</text:p>
          </table:table-cell>
          <table:table-cell office:value-type="float" office:value="0.74">
            <text:p>0,74</text:p>
          </table:table-cell>
          <table:table-cell office:value-type="float" office:value="-0.01">
            <text:p>-0,01</text:p>
          </table:table-cell>
          <table:table-cell office:value-type="float" office:value="-0.76">
            <text:p>-0,76</text:p>
          </table:table-cell>
          <table:table-cell office:value-type="float" office:value="-1.51">
            <text:p>-1,51</text:p>
          </table:table-cell>
          <table:table-cell office:value-type="float" office:value="-2.26">
            <text:p>-2,26</text:p>
          </table:table-cell>
          <table:table-cell office:value-type="float" office:value="-3.02">
            <text:p>-3,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.11">
            <text:p>6,11</text:p>
          </table:table-cell>
          <table:table-cell office:value-type="float" office:value="5.3">
            <text:p>5,3</text:p>
          </table:table-cell>
          <table:table-cell office:value-type="float" office:value="4.48">
            <text:p>4,48</text:p>
          </table:table-cell>
          <table:table-cell office:value-type="float" office:value="3.67">
            <text:p>3,67</text:p>
          </table:table-cell>
          <table:table-cell office:value-type="float" office:value="2.85">
            <text:p>2,85</text:p>
          </table:table-cell>
          <table:table-cell office:value-type="float" office:value="2.04">
            <text:p>2,04</text:p>
          </table:table-cell>
          <table:table-cell office:value-type="float" office:value="1.23">
            <text:p>1,23</text:p>
          </table:table-cell>
          <table:table-cell office:value-type="float" office:value="0.42">
            <text:p>0,42</text:p>
          </table:table-cell>
          <table:table-cell office:value-type="float" office:value="-0.39">
            <text:p>-0,39</text:p>
          </table:table-cell>
          <table:table-cell office:value-type="float" office:value="-1.2">
            <text:p>-1,2</text:p>
          </table:table-cell>
          <table:table-cell office:value-type="float" office:value="-2.01">
            <text:p>-2,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75">
            <text:p>7,75</text:p>
          </table:table-cell>
          <table:table-cell office:value-type="float" office:value="6.87">
            <text:p>6,87</text:p>
          </table:table-cell>
          <table:table-cell office:value-type="float" office:value="5.99">
            <text:p>5,99</text:p>
          </table:table-cell>
          <table:table-cell office:value-type="float" office:value="5.11">
            <text:p>5,11</text:p>
          </table:table-cell>
          <table:table-cell office:value-type="float" office:value="4.24">
            <text:p>4,24</text:p>
          </table:table-cell>
          <table:table-cell office:value-type="float" office:value="3.36">
            <text:p>3,36</text:p>
          </table:table-cell>
          <table:table-cell office:value-type="float" office:value="2.49">
            <text:p>2,49</text:p>
          </table:table-cell>
          <table:table-cell office:value-type="float" office:value="1.61">
            <text:p>1,61</text:p>
          </table:table-cell>
          <table:table-cell office:value-type="float" office:value="0.74">
            <text:p>0,74</text:p>
          </table:table-cell>
          <table:table-cell office:value-type="float" office:value="-0.13">
            <text:p>-0,13</text:p>
          </table:table-cell>
          <table:table-cell office:value-type="float" office:value="-1.01">
            <text:p>-1,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3">
            <text:p>0,43</text:p>
          </table:table-cell>
          <table:table-cell office:value-type="float" office:value="8.48">
            <text:p>8,48</text:p>
          </table:table-cell>
          <table:table-cell office:value-type="float" office:value="7.53">
            <text:p>7,53</text:p>
          </table:table-cell>
          <table:table-cell office:value-type="float" office:value="6.59">
            <text:p>6,59</text:p>
          </table:table-cell>
          <table:table-cell office:value-type="float" office:value="5.64">
            <text:p>5,64</text:p>
          </table:table-cell>
          <table:table-cell office:value-type="float" office:value="4.7">
            <text:p>4,7</text:p>
          </table:table-cell>
          <table:table-cell office:value-type="float" office:value="3.76">
            <text:p>3,76</text:p>
          </table:table-cell>
          <table:table-cell office:value-type="float" office:value="2.82">
            <text:p>2,82</text:p>
          </table:table-cell>
          <table:table-cell office:value-type="float" office:value="1.88">
            <text:p>1,88</text:p>
          </table:table-cell>
          <table:table-cell office:value-type="float" office:value="0.94">
            <text:p>0,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6">
            <text:p>1,16</text:p>
          </table:table-cell>
          <table:table-cell office:value-type="float" office:value="10.13">
            <text:p>10,13</text:p>
          </table:table-cell>
          <table:table-cell office:value-type="float" office:value="9.12">
            <text:p>9,12</text:p>
          </table:table-cell>
          <table:table-cell office:value-type="float" office:value="8.1">
            <text:p>8,1</text:p>
          </table:table-cell>
          <table:table-cell office:value-type="float" office:value="7.08">
            <text:p>7,08</text:p>
          </table:table-cell>
          <table:table-cell office:value-type="float" office:value="6.06">
            <text:p>6,06</text:p>
          </table:table-cell>
          <table:table-cell office:value-type="float" office:value="5.05">
            <text:p>5,05</text:p>
          </table:table-cell>
          <table:table-cell office:value-type="float" office:value="4.04">
            <text:p>4,04</text:p>
          </table:table-cell>
          <table:table-cell office:value-type="float" office:value="3.02">
            <text:p>3,02</text:p>
          </table:table-cell>
          <table:table-cell office:value-type="float" office:value="2.01">
            <text:p>2,01</text:p>
          </table:table-cell>
          <table:table-cell office:value-type="float" office:value="1.01">
            <text:p>1,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93">
            <text:p>2,93</text:p>
          </table:table-cell>
          <table:table-cell office:value-type="float" office:value="11.83">
            <text:p>11,83</text:p>
          </table:table-cell>
          <table:table-cell office:value-type="float" office:value="10.73">
            <text:p>10,73</text:p>
          </table:table-cell>
          <table:table-cell office:value-type="float" office:value="9.64">
            <text:p>9,64</text:p>
          </table:table-cell>
          <table:table-cell office:value-type="float" office:value="8.54">
            <text:p>8,54</text:p>
          </table:table-cell>
          <table:table-cell office:value-type="float" office:value="7.45">
            <text:p>7,45</text:p>
          </table:table-cell>
          <table:table-cell office:value-type="float" office:value="6.36">
            <text:p>6,36</text:p>
          </table:table-cell>
          <table:table-cell office:value-type="float" office:value="5.27">
            <text:p>5,27</text:p>
          </table:table-cell>
          <table:table-cell office:value-type="float" office:value="4.18">
            <text:p>4,18</text:p>
          </table:table-cell>
          <table:table-cell office:value-type="float" office:value="3.1">
            <text:p>3,1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76">
            <text:p>4,76</text:p>
          </table:table-cell>
          <table:table-cell office:value-type="float" office:value="13.58">
            <text:p>13,58</text:p>
          </table:table-cell>
          <table:table-cell office:value-type="float" office:value="12.39">
            <text:p>12,39</text:p>
          </table:table-cell>
          <table:table-cell office:value-type="float" office:value="11.22">
            <text:p>11,22</text:p>
          </table:table-cell>
          <table:table-cell office:value-type="float" office:value="10.04">
            <text:p>10,04</text:p>
          </table:table-cell>
          <table:table-cell office:value-type="float" office:value="8.86">
            <text:p>8,86</text:p>
          </table:table-cell>
          <table:table-cell office:value-type="float" office:value="7.69">
            <text:p>7,69</text:p>
          </table:table-cell>
          <table:table-cell office:value-type="float" office:value="6.52">
            <text:p>6,52</text:p>
          </table:table-cell>
          <table:table-cell office:value-type="float" office:value="5.35">
            <text:p>5,35</text:p>
          </table:table-cell>
          <table:table-cell office:value-type="float" office:value="4.18">
            <text:p>4,18</text:p>
          </table:table-cell>
          <table:table-cell office:value-type="float" office:value="3.02">
            <text:p>3,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64">
            <text:p>6,64</text:p>
          </table:table-cell>
          <table:table-cell office:value-type="float" office:value="15.37">
            <text:p>15,37</text:p>
          </table:table-cell>
          <table:table-cell office:value-type="float" office:value="14.1">
            <text:p>14,1</text:p>
          </table:table-cell>
          <table:table-cell office:value-type="float" office:value="12.83">
            <text:p>12,83</text:p>
          </table:table-cell>
          <table:table-cell office:value-type="float" office:value="11.57">
            <text:p>11,57</text:p>
          </table:table-cell>
          <table:table-cell office:value-type="float" office:value="10.3">
            <text:p>10,3</text:p>
          </table:table-cell>
          <table:table-cell office:value-type="float" office:value="9.04">
            <text:p>9,04</text:p>
          </table:table-cell>
          <table:table-cell office:value-type="float" office:value="7.78">
            <text:p>7,78</text:p>
          </table:table-cell>
          <table:table-cell office:value-type="float" office:value="6.53">
            <text:p>6,53</text:p>
          </table:table-cell>
          <table:table-cell office:value-type="float" office:value="5.27">
            <text:p>5,27</text:p>
          </table:table-cell>
          <table:table-cell office:value-type="float" office:value="4.02">
            <text:p>4,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8">
            <text:p>8,58</text:p>
          </table:table-cell>
          <table:table-cell office:value-type="float" office:value="17.21">
            <text:p>17,21</text:p>
          </table:table-cell>
          <table:table-cell office:value-type="float" office:value="15.85">
            <text:p>15,85</text:p>
          </table:table-cell>
          <table:table-cell office:value-type="float" office:value="14.49">
            <text:p>14,49</text:p>
          </table:table-cell>
          <table:table-cell office:value-type="float" office:value="13.13">
            <text:p>13,13</text:p>
          </table:table-cell>
          <table:table-cell office:value-type="float" office:value="11.77">
            <text:p>11,77</text:p>
          </table:table-cell>
          <table:table-cell office:value-type="float" office:value="10.42">
            <text:p>10,42</text:p>
          </table:table-cell>
          <table:table-cell office:value-type="float" office:value="9.07">
            <text:p>9,07</text:p>
          </table:table-cell>
          <table:table-cell office:value-type="float" office:value="7.72">
            <text:p>7,72</text:p>
          </table:table-cell>
          <table:table-cell office:value-type="float" office:value="6.37">
            <text:p>6,37</text:p>
          </table:table-cell>
          <table:table-cell office:value-type="float" office:value="5.03">
            <text:p>5,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8">
            <text:p>0,58</text:p>
          </table:table-cell>
          <table:table-cell office:value-type="float" office:value="19.11">
            <text:p>19,11</text:p>
          </table:table-cell>
          <table:table-cell office:value-type="float" office:value="17.65">
            <text:p>17,65</text:p>
          </table:table-cell>
          <table:table-cell office:value-type="float" office:value="16.19">
            <text:p>16,19</text:p>
          </table:table-cell>
          <table:table-cell office:value-type="float" office:value="14.73">
            <text:p>14,73</text:p>
          </table:table-cell>
          <table:table-cell office:value-type="float" office:value="13.27">
            <text:p>13,27</text:p>
          </table:table-cell>
          <table:table-cell office:value-type="float" office:value="11.82">
            <text:p>11,82</text:p>
          </table:table-cell>
          <table:table-cell office:value-type="float" office:value="10.37">
            <text:p>10,37</text:p>
          </table:table-cell>
          <table:table-cell office:value-type="float" office:value="8.92">
            <text:p>8,92</text:p>
          </table:table-cell>
          <table:table-cell office:value-type="float" office:value="7.47">
            <text:p>7,47</text:p>
          </table:table-cell>
          <table:table-cell office:value-type="float" office:value="6.03">
            <text:p>6,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.64">
            <text:p>2,64</text:p>
          </table:table-cell>
          <table:table-cell office:value-type="float" office:value="21.07">
            <text:p>21,07</text:p>
          </table:table-cell>
          <table:table-cell office:value-type="float" office:value="19.5">
            <text:p>19,5</text:p>
          </table:table-cell>
          <table:table-cell office:value-type="float" office:value="17.93">
            <text:p>17,93</text:p>
          </table:table-cell>
          <table:table-cell office:value-type="float" office:value="16.36">
            <text:p>16,36</text:p>
          </table:table-cell>
          <table:table-cell office:value-type="float" office:value="14.8">
            <text:p>14,8</text:p>
          </table:table-cell>
          <table:table-cell office:value-type="float" office:value="13.24">
            <text:p>13,24</text:p>
          </table:table-cell>
          <table:table-cell office:value-type="float" office:value="11.69">
            <text:p>11,69</text:p>
          </table:table-cell>
          <table:table-cell office:value-type="float" office:value="10.13">
            <text:p>10,13</text:p>
          </table:table-cell>
          <table:table-cell office:value-type="float" office:value="8.58">
            <text:p>8,58</text:p>
          </table:table-cell>
          <table:table-cell office:value-type="float" office:value="7.04">
            <text:p>7,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78">
            <text:p>4,78</text:p>
          </table:table-cell>
          <table:table-cell office:value-type="float" office:value="23.09">
            <text:p>23,09</text:p>
          </table:table-cell>
          <table:table-cell office:value-type="float" office:value="21.4">
            <text:p>21,4</text:p>
          </table:table-cell>
          <table:table-cell office:value-type="float" office:value="19.72">
            <text:p>19,72</text:p>
          </table:table-cell>
          <table:table-cell office:value-type="float" office:value="18.04">
            <text:p>18,04</text:p>
          </table:table-cell>
          <table:table-cell office:value-type="float" office:value="16.36">
            <text:p>16,36</text:p>
          </table:table-cell>
          <table:table-cell office:value-type="float" office:value="14.69">
            <text:p>14,69</text:p>
          </table:table-cell>
          <table:table-cell office:value-type="float" office:value="13.02">
            <text:p>13,02</text:p>
          </table:table-cell>
          <table:table-cell office:value-type="float" office:value="11.36">
            <text:p>11,36</text:p>
          </table:table-cell>
          <table:table-cell office:value-type="float" office:value="9.7">
            <text:p>9,7</text:p>
          </table:table-cell>
          <table:table-cell office:value-type="float" office:value="8.04">
            <text:p>8,0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98">
            <text:p>6,98</text:p>
          </table:table-cell>
          <table:table-cell office:value-type="float" office:value="25.17">
            <text:p>25,17</text:p>
          </table:table-cell>
          <table:table-cell office:value-type="float" office:value="23.36">
            <text:p>23,36</text:p>
          </table:table-cell>
          <table:table-cell office:value-type="float" office:value="21.56">
            <text:p>21,56</text:p>
          </table:table-cell>
          <table:table-cell office:value-type="float" office:value="19.76">
            <text:p>19,76</text:p>
          </table:table-cell>
          <table:table-cell office:value-type="float" office:value="17.96">
            <text:p>17,96</text:p>
          </table:table-cell>
          <table:table-cell office:value-type="float" office:value="16.17">
            <text:p>16,17</text:p>
          </table:table-cell>
          <table:table-cell office:value-type="float" office:value="14.38">
            <text:p>14,38</text:p>
          </table:table-cell>
          <table:table-cell office:value-type="float" office:value="12.6">
            <text:p>12,6</text:p>
          </table:table-cell>
          <table:table-cell office:value-type="float" office:value="10.82">
            <text:p>10,82</text:p>
          </table:table-cell>
          <table:table-cell office:value-type="float" office:value="9.05">
            <text:p>9,0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.27">
            <text:p>29,27</text:p>
          </table:table-cell>
          <table:table-cell office:value-type="float" office:value="27.32">
            <text:p>27,32</text:p>
          </table:table-cell>
          <table:table-cell office:value-type="float" office:value="25.39">
            <text:p>25,39</text:p>
          </table:table-cell>
          <table:table-cell office:value-type="float" office:value="23.45">
            <text:p>23,45</text:p>
          </table:table-cell>
          <table:table-cell office:value-type="float" office:value="21.52">
            <text:p>21,52</text:p>
          </table:table-cell>
          <table:table-cell office:value-type="float" office:value="19.6">
            <text:p>19,6</text:p>
          </table:table-cell>
          <table:table-cell office:value-type="float" office:value="17.68">
            <text:p>17,68</text:p>
          </table:table-cell>
          <table:table-cell office:value-type="float" office:value="15.77">
            <text:p>15,77</text:p>
          </table:table-cell>
          <table:table-cell office:value-type="float" office:value="13.86">
            <text:p>13,86</text:p>
          </table:table-cell>
          <table:table-cell office:value-type="float" office:value="11.95">
            <text:p>11,95</text:p>
          </table:table-cell>
          <table:table-cell office:value-type="float" office:value="10.05">
            <text:p>10,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.63">
            <text:p>31,63</text:p>
          </table:table-cell>
          <table:table-cell office:value-type="float" office:value="29.55">
            <text:p>29,55</text:p>
          </table:table-cell>
          <table:table-cell office:value-type="float" office:value="27.47">
            <text:p>27,47</text:p>
          </table:table-cell>
          <table:table-cell office:value-type="float" office:value="25.4">
            <text:p>25,4</text:p>
          </table:table-cell>
          <table:table-cell office:value-type="float" office:value="23.34">
            <text:p>23,34</text:p>
          </table:table-cell>
          <table:table-cell office:value-type="float" office:value="21.28">
            <text:p>21,28</text:p>
          </table:table-cell>
          <table:table-cell office:value-type="float" office:value="19.22">
            <text:p>19,22</text:p>
          </table:table-cell>
          <table:table-cell office:value-type="float" office:value="17.17">
            <text:p>17,17</text:p>
          </table:table-cell>
          <table:table-cell office:value-type="float" office:value="15.13">
            <text:p>15,13</text:p>
          </table:table-cell>
          <table:table-cell office:value-type="float" office:value="13.09">
            <text:p>13,09</text:p>
          </table:table-cell>
          <table:table-cell office:value-type="float" office:value="11.06">
            <text:p>11,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.08">
            <text:p>34,08</text:p>
          </table:table-cell>
          <table:table-cell office:value-type="float" office:value="31.85">
            <text:p>31,85</text:p>
          </table:table-cell>
          <table:table-cell office:value-type="float" office:value="29.63">
            <text:p>29,63</text:p>
          </table:table-cell>
          <table:table-cell office:value-type="float" office:value="27.41">
            <text:p>27,41</text:p>
          </table:table-cell>
          <table:table-cell office:value-type="float" office:value="25.2">
            <text:p>25,2</text:p>
          </table:table-cell>
          <table:table-cell office:value-type="float" office:value="22.99">
            <text:p>22,99</text:p>
          </table:table-cell>
          <table:table-cell office:value-type="float" office:value="20.79">
            <text:p>20,79</text:p>
          </table:table-cell>
          <table:table-cell office:value-type="float" office:value="18.6">
            <text:p>18,6</text:p>
          </table:table-cell>
          <table:table-cell office:value-type="float" office:value="16.42">
            <text:p>16,42</text:p>
          </table:table-cell>
          <table:table-cell office:value-type="float" office:value="14.23">
            <text:p>14,23</text:p>
          </table:table-cell>
          <table:table-cell office:value-type="float" office:value="12.06">
            <text:p>12,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6.62">
            <text:p>36,62</text:p>
          </table:table-cell>
          <table:table-cell office:value-type="float" office:value="34.23">
            <text:p>34,23</text:p>
          </table:table-cell>
          <table:table-cell office:value-type="float" office:value="31.85">
            <text:p>31,85</text:p>
          </table:table-cell>
          <table:table-cell office:value-type="float" office:value="29.48">
            <text:p>29,48</text:p>
          </table:table-cell>
          <table:table-cell office:value-type="float" office:value="27.11">
            <text:p>27,11</text:p>
          </table:table-cell>
          <table:table-cell office:value-type="float" office:value="24.75">
            <text:p>24,75</text:p>
          </table:table-cell>
          <table:table-cell office:value-type="float" office:value="22.4">
            <text:p>22,4</text:p>
          </table:table-cell>
          <table:table-cell office:value-type="float" office:value="20.06">
            <text:p>20,06</text:p>
          </table:table-cell>
          <table:table-cell office:value-type="float" office:value="17.72">
            <text:p>17,72</text:p>
          </table:table-cell>
          <table:table-cell office:value-type="float" office:value="15.39">
            <text:p>15,39</text:p>
          </table:table-cell>
          <table:table-cell office:value-type="float" office:value="13.07">
            <text:p>13,0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.26">
            <text:p>39,26</text:p>
          </table:table-cell>
          <table:table-cell office:value-type="float" office:value="36.7">
            <text:p>36,7</text:p>
          </table:table-cell>
          <table:table-cell office:value-type="float" office:value="34.15">
            <text:p>34,15</text:p>
          </table:table-cell>
          <table:table-cell office:value-type="float" office:value="31.62">
            <text:p>31,62</text:p>
          </table:table-cell>
          <table:table-cell office:value-type="float" office:value="29.08">
            <text:p>29,08</text:p>
          </table:table-cell>
          <table:table-cell office:value-type="float" office:value="26.56">
            <text:p>26,56</text:p>
          </table:table-cell>
          <table:table-cell office:value-type="float" office:value="24.05">
            <text:p>24,05</text:p>
          </table:table-cell>
          <table:table-cell office:value-type="float" office:value="21.54">
            <text:p>21,54</text:p>
          </table:table-cell>
          <table:table-cell office:value-type="float" office:value="19.04">
            <text:p>19,04</text:p>
          </table:table-cell>
          <table:table-cell office:value-type="float" office:value="16.55">
            <text:p>16,55</text:p>
          </table:table-cell>
          <table:table-cell office:value-type="float" office:value="14.07">
            <text:p>14,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.99">
            <text:p>41,99</text:p>
          </table:table-cell>
          <table:table-cell office:value-type="float" office:value="39.26">
            <text:p>39,26</text:p>
          </table:table-cell>
          <table:table-cell office:value-type="float" office:value="36.53">
            <text:p>36,53</text:p>
          </table:table-cell>
          <table:table-cell office:value-type="float" office:value="33.82">
            <text:p>33,82</text:p>
          </table:table-cell>
          <table:table-cell office:value-type="float" office:value="31.11">
            <text:p>31,11</text:p>
          </table:table-cell>
          <table:table-cell office:value-type="float" office:value="28.42">
            <text:p>28,42</text:p>
          </table:table-cell>
          <table:table-cell office:value-type="float" office:value="25.73">
            <text:p>25,73</text:p>
          </table:table-cell>
          <table:table-cell office:value-type="float" office:value="23.05">
            <text:p>23,05</text:p>
          </table:table-cell>
          <table:table-cell office:value-type="float" office:value="20.39">
            <text:p>20,39</text:p>
          </table:table-cell>
          <table:table-cell office:value-type="float" office:value="17.73">
            <text:p>17,73</text:p>
          </table:table-cell>
          <table:table-cell office:value-type="float" office:value="15.08">
            <text:p>15,0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4.83">
            <text:p>44,83</text:p>
          </table:table-cell>
          <table:table-cell office:value-type="float" office:value="41.91">
            <text:p>41,91</text:p>
          </table:table-cell>
          <table:table-cell office:value-type="float" office:value="39">
            <text:p>39</text:p>
          </table:table-cell>
          <table:table-cell office:value-type="float" office:value="36.1">
            <text:p>36,1</text:p>
          </table:table-cell>
          <table:table-cell office:value-type="float" office:value="33.21">
            <text:p>33,21</text:p>
          </table:table-cell>
          <table:table-cell office:value-type="float" office:value="30.33">
            <text:p>30,33</text:p>
          </table:table-cell>
          <table:table-cell office:value-type="float" office:value="27.46">
            <text:p>27,46</text:p>
          </table:table-cell>
          <table:table-cell office:value-type="float" office:value="24.6">
            <text:p>24,6</text:p>
          </table:table-cell>
          <table:table-cell office:value-type="float" office:value="21.75">
            <text:p>21,75</text:p>
          </table:table-cell>
          <table:table-cell office:value-type="float" office:value="18.91">
            <text:p>18,91</text:p>
          </table:table-cell>
          <table:table-cell office:value-type="float" office:value="16.08">
            <text:p>16,0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.78">
            <text:p>47,78</text:p>
          </table:table-cell>
          <table:table-cell office:value-type="float" office:value="44.66">
            <text:p>44,66</text:p>
          </table:table-cell>
          <table:table-cell office:value-type="float" office:value="41.55">
            <text:p>41,55</text:p>
          </table:table-cell>
          <table:table-cell office:value-type="float" office:value="38.45">
            <text:p>38,45</text:p>
          </table:table-cell>
          <table:table-cell office:value-type="float" office:value="35.36">
            <text:p>35,36</text:p>
          </table:table-cell>
          <table:table-cell office:value-type="float" office:value="32.29">
            <text:p>32,29</text:p>
          </table:table-cell>
          <table:table-cell office:value-type="float" office:value="29.22">
            <text:p>29,22</text:p>
          </table:table-cell>
          <table:table-cell office:value-type="float" office:value="26.17">
            <text:p>26,17</text:p>
          </table:table-cell>
          <table:table-cell office:value-type="float" office:value="23.13">
            <text:p>23,13</text:p>
          </table:table-cell>
          <table:table-cell office:value-type="float" office:value="20.1">
            <text:p>20,1</text:p>
          </table:table-cell>
          <table:table-cell office:value-type="float" office:value="17.09">
            <text:p>17,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.86">
            <text:p>50,86</text:p>
          </table:table-cell>
          <table:table-cell office:value-type="float" office:value="47.52">
            <text:p>47,52</text:p>
          </table:table-cell>
          <table:table-cell office:value-type="float" office:value="44.19">
            <text:p>44,19</text:p>
          </table:table-cell>
          <table:table-cell office:value-type="float" office:value="40.88">
            <text:p>40,88</text:p>
          </table:table-cell>
          <table:table-cell office:value-type="float" office:value="37.59">
            <text:p>37,59</text:p>
          </table:table-cell>
          <table:table-cell office:value-type="float" office:value="34.3">
            <text:p>34,3</text:p>
          </table:table-cell>
          <table:table-cell office:value-type="float" office:value="31.03">
            <text:p>31,03</text:p>
          </table:table-cell>
          <table:table-cell office:value-type="float" office:value="27.78">
            <text:p>27,78</text:p>
          </table:table-cell>
          <table:table-cell office:value-type="float" office:value="24.54">
            <text:p>24,54</text:p>
          </table:table-cell>
          <table:table-cell office:value-type="float" office:value="21.31">
            <text:p>21,31</text:p>
          </table:table-cell>
          <table:table-cell office:value-type="float" office:value="18.09">
            <text:p>18,0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.05">
            <text:p>54,05</text:p>
          </table:table-cell>
          <table:table-cell office:value-type="float" office:value="50.49">
            <text:p>50,49</text:p>
          </table:table-cell>
          <table:table-cell office:value-type="float" office:value="46.94">
            <text:p>46,94</text:p>
          </table:table-cell>
          <table:table-cell office:value-type="float" office:value="43.4">
            <text:p>43,4</text:p>
          </table:table-cell>
          <table:table-cell office:value-type="float" office:value="39.88">
            <text:p>39,88</text:p>
          </table:table-cell>
          <table:table-cell office:value-type="float" office:value="36.38">
            <text:p>36,38</text:p>
          </table:table-cell>
          <table:table-cell office:value-type="float" office:value="32.89">
            <text:p>32,89</text:p>
          </table:table-cell>
          <table:table-cell office:value-type="float" office:value="29.42">
            <text:p>29,42</text:p>
          </table:table-cell>
          <table:table-cell office:value-type="float" office:value="25.96">
            <text:p>25,96</text:p>
          </table:table-cell>
          <table:table-cell office:value-type="float" office:value="22.52">
            <text:p>22,52</text:p>
          </table:table-cell>
          <table:table-cell office:value-type="float" office:value="19.1">
            <text:p>19,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7.38">
            <text:p>57,38</text:p>
          </table:table-cell>
          <table:table-cell office:value-type="float" office:value="53.57">
            <text:p>53,57</text:p>
          </table:table-cell>
          <table:table-cell office:value-type="float" office:value="49.78">
            <text:p>49,78</text:p>
          </table:table-cell>
          <table:table-cell office:value-type="float" office:value="46.01">
            <text:p>46,01</text:p>
          </table:table-cell>
          <table:table-cell office:value-type="float" office:value="42.26">
            <text:p>42,26</text:p>
          </table:table-cell>
          <table:table-cell office:value-type="float" office:value="38.52">
            <text:p>38,52</text:p>
          </table:table-cell>
          <table:table-cell office:value-type="float" office:value="34.8">
            <text:p>34,8</text:p>
          </table:table-cell>
          <table:table-cell office:value-type="float" office:value="31.1">
            <text:p>31,1</text:p>
          </table:table-cell>
          <table:table-cell office:value-type="float" office:value="27.42">
            <text:p>27,42</text:p>
          </table:table-cell>
          <table:table-cell office:value-type="float" office:value="23.75">
            <text:p>23,75</text:p>
          </table:table-cell>
          <table:table-cell office:value-type="float" office:value="20.1">
            <text:p>20,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0.84">
            <text:p>60,84</text:p>
          </table:table-cell>
          <table:table-cell office:value-type="float" office:value="56.78">
            <text:p>56,78</text:p>
          </table:table-cell>
          <table:table-cell office:value-type="float" office:value="52.74">
            <text:p>52,74</text:p>
          </table:table-cell>
          <table:table-cell office:value-type="float" office:value="48.71">
            <text:p>48,71</text:p>
          </table:table-cell>
          <table:table-cell office:value-type="float" office:value="44.71">
            <text:p>44,71</text:p>
          </table:table-cell>
          <table:table-cell office:value-type="float" office:value="40.73">
            <text:p>40,73</text:p>
          </table:table-cell>
          <table:table-cell office:value-type="float" office:value="36.76">
            <text:p>36,76</text:p>
          </table:table-cell>
          <table:table-cell office:value-type="float" office:value="32.82">
            <text:p>32,82</text:p>
          </table:table-cell>
          <table:table-cell office:value-type="float" office:value="28.9">
            <text:p>28,9</text:p>
          </table:table-cell>
          <table:table-cell office:value-type="float" office:value="24.99">
            <text:p>24,99</text:p>
          </table:table-cell>
          <table:table-cell office:value-type="float" office:value="21.11">
            <text:p>21,1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4.45">
            <text:p>64,45</text:p>
          </table:table-cell>
          <table:table-cell office:value-type="float" office:value="60.12">
            <text:p>60,12</text:p>
          </table:table-cell>
          <table:table-cell office:value-type="float" office:value="55.8">
            <text:p>55,8</text:p>
          </table:table-cell>
          <table:table-cell office:value-type="float" office:value="51.51">
            <text:p>51,51</text:p>
          </table:table-cell>
          <table:table-cell office:value-type="float" office:value="47.25">
            <text:p>47,25</text:p>
          </table:table-cell>
          <table:table-cell office:value-type="float" office:value="43">
            <text:p>43</text:p>
          </table:table-cell>
          <table:table-cell office:value-type="float" office:value="38.78">
            <text:p>38,78</text:p>
          </table:table-cell>
          <table:table-cell office:value-type="float" office:value="34.58">
            <text:p>34,58</text:p>
          </table:table-cell>
          <table:table-cell office:value-type="float" office:value="30.4">
            <text:p>30,4</text:p>
          </table:table-cell>
          <table:table-cell office:value-type="float" office:value="26.24">
            <text:p>26,24</text:p>
          </table:table-cell>
          <table:table-cell office:value-type="float" office:value="22.11">
            <text:p>22,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8.22">
            <text:p>68,22</text:p>
          </table:table-cell>
          <table:table-cell office:value-type="float" office:value="63.59">
            <text:p>63,59</text:p>
          </table:table-cell>
          <table:table-cell office:value-type="float" office:value="58.99">
            <text:p>58,99</text:p>
          </table:table-cell>
          <table:table-cell office:value-type="float" office:value="54.42">
            <text:p>54,42</text:p>
          </table:table-cell>
          <table:table-cell office:value-type="float" office:value="49.87">
            <text:p>49,87</text:p>
          </table:table-cell>
          <table:table-cell office:value-type="float" office:value="45.35">
            <text:p>45,35</text:p>
          </table:table-cell>
          <table:table-cell office:value-type="float" office:value="40.85">
            <text:p>40,85</text:p>
          </table:table-cell>
          <table:table-cell office:value-type="float" office:value="36.38">
            <text:p>36,38</text:p>
          </table:table-cell>
          <table:table-cell office:value-type="float" office:value="31.93">
            <text:p>31,93</text:p>
          </table:table-cell>
          <table:table-cell office:value-type="float" office:value="27.51">
            <text:p>27,51</text:p>
          </table:table-cell>
          <table:table-cell office:value-type="float" office:value="23.12">
            <text:p>23,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.14">
            <text:p>72,14</text:p>
          </table:table-cell>
          <table:table-cell office:value-type="float" office:value="67.21">
            <text:p>67,21</text:p>
          </table:table-cell>
          <table:table-cell office:value-type="float" office:value="62.31">
            <text:p>62,31</text:p>
          </table:table-cell>
          <table:table-cell office:value-type="float" office:value="57.43">
            <text:p>57,43</text:p>
          </table:table-cell>
          <table:table-cell office:value-type="float" office:value="52.59">
            <text:p>52,59</text:p>
          </table:table-cell>
          <table:table-cell office:value-type="float" office:value="47.77">
            <text:p>47,77</text:p>
          </table:table-cell>
          <table:table-cell office:value-type="float" office:value="42.99">
            <text:p>42,99</text:p>
          </table:table-cell>
          <table:table-cell office:value-type="float" office:value="38.23">
            <text:p>38,23</text:p>
          </table:table-cell>
          <table:table-cell office:value-type="float" office:value="33.5">
            <text:p>33,5</text:p>
          </table:table-cell>
          <table:table-cell office:value-type="float" office:value="28.79">
            <text:p>28,79</text:p>
          </table:table-cell>
          <table:table-cell office:value-type="float" office:value="24.12">
            <text:p>24,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6.24">
            <text:p>76,24</text:p>
          </table:table-cell>
          <table:table-cell office:value-type="float" office:value="70.98">
            <text:p>70,98</text:p>
          </table:table-cell>
          <table:table-cell office:value-type="float" office:value="65.76">
            <text:p>65,76</text:p>
          </table:table-cell>
          <table:table-cell office:value-type="float" office:value="60.56">
            <text:p>60,56</text:p>
          </table:table-cell>
          <table:table-cell office:value-type="float" office:value="55.4">
            <text:p>55,4</text:p>
          </table:table-cell>
          <table:table-cell office:value-type="float" office:value="50.28">
            <text:p>50,28</text:p>
          </table:table-cell>
          <table:table-cell office:value-type="float" office:value="45.18">
            <text:p>45,18</text:p>
          </table:table-cell>
          <table:table-cell office:value-type="float" office:value="40.12">
            <text:p>40,12</text:p>
          </table:table-cell>
          <table:table-cell office:value-type="float" office:value="35.09">
            <text:p>35,09</text:p>
          </table:table-cell>
          <table:table-cell office:value-type="float" office:value="30.09">
            <text:p>30,09</text:p>
          </table:table-cell>
          <table:table-cell office:value-type="float" office:value="25.13">
            <text:p>25,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0.52">
            <text:p>80,52</text:p>
          </table:table-cell>
          <table:table-cell office:value-type="float" office:value="74.91">
            <text:p>74,91</text:p>
          </table:table-cell>
          <table:table-cell office:value-type="float" office:value="69.34">
            <text:p>69,34</text:p>
          </table:table-cell>
          <table:table-cell office:value-type="float" office:value="63.81">
            <text:p>63,81</text:p>
          </table:table-cell>
          <table:table-cell office:value-type="float" office:value="58.32">
            <text:p>58,32</text:p>
          </table:table-cell>
          <table:table-cell office:value-type="float" office:value="52.87">
            <text:p>52,87</text:p>
          </table:table-cell>
          <table:table-cell office:value-type="float" office:value="47.45">
            <text:p>47,45</text:p>
          </table:table-cell>
          <table:table-cell office:value-type="float" office:value="42.06">
            <text:p>42,06</text:p>
          </table:table-cell>
          <table:table-cell office:value-type="float" office:value="36.72">
            <text:p>36,72</text:p>
          </table:table-cell>
          <table:table-cell office:value-type="float" office:value="31.41">
            <text:p>31,41</text:p>
          </table:table-cell>
          <table:table-cell office:value-type="float" office:value="26.13">
            <text:p>26,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.98">
            <text:p>84,98</text:p>
          </table:table-cell>
          <table:table-cell office:value-type="float" office:value="79.01">
            <text:p>79,01</text:p>
          </table:table-cell>
          <table:table-cell office:value-type="float" office:value="73.08">
            <text:p>73,08</text:p>
          </table:table-cell>
          <table:table-cell office:value-type="float" office:value="67.19">
            <text:p>67,19</text:p>
          </table:table-cell>
          <table:table-cell office:value-type="float" office:value="61.35">
            <text:p>61,35</text:p>
          </table:table-cell>
          <table:table-cell office:value-type="float" office:value="55.54">
            <text:p>55,54</text:p>
          </table:table-cell>
          <table:table-cell office:value-type="float" office:value="49.78">
            <text:p>49,78</text:p>
          </table:table-cell>
          <table:table-cell office:value-type="float" office:value="44.06">
            <text:p>44,06</text:p>
          </table:table-cell>
          <table:table-cell office:value-type="float" office:value="38.38">
            <text:p>38,38</text:p>
          </table:table-cell>
          <table:table-cell office:value-type="float" office:value="32.74">
            <text:p>32,74</text:p>
          </table:table-cell>
          <table:table-cell office:value-type="float" office:value="27.14">
            <text:p>27,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9.65">
            <text:p>89,65</text:p>
          </table:table-cell>
          <table:table-cell office:value-type="float" office:value="83.29">
            <text:p>83,29</text:p>
          </table:table-cell>
          <table:table-cell office:value-type="float" office:value="76.97">
            <text:p>76,97</text:p>
          </table:table-cell>
          <table:table-cell office:value-type="float" office:value="70.7">
            <text:p>70,7</text:p>
          </table:table-cell>
          <table:table-cell office:value-type="float" office:value="64.48">
            <text:p>64,48</text:p>
          </table:table-cell>
          <table:table-cell office:value-type="float" office:value="58.31">
            <text:p>58,31</text:p>
          </table:table-cell>
          <table:table-cell office:value-type="float" office:value="52.19">
            <text:p>52,19</text:p>
          </table:table-cell>
          <table:table-cell office:value-type="float" office:value="46.11">
            <text:p>46,11</text:p>
          </table:table-cell>
          <table:table-cell office:value-type="float" office:value="40.07">
            <text:p>40,07</text:p>
          </table:table-cell>
          <table:table-cell office:value-type="float" office:value="34.08">
            <text:p>34,08</text:p>
          </table:table-cell>
          <table:table-cell office:value-type="float" office:value="28.14">
            <text:p>28,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4.53">
            <text:p>94,53</text:p>
          </table:table-cell>
          <table:table-cell office:value-type="float" office:value="87.75">
            <text:p>87,75</text:p>
          </table:table-cell>
          <table:table-cell office:value-type="float" office:value="81.02">
            <text:p>81,02</text:p>
          </table:table-cell>
          <table:table-cell office:value-type="float" office:value="74.36">
            <text:p>74,36</text:p>
          </table:table-cell>
          <table:table-cell office:value-type="float" office:value="67.74">
            <text:p>67,74</text:p>
          </table:table-cell>
          <table:table-cell office:value-type="float" office:value="61.18">
            <text:p>61,18</text:p>
          </table:table-cell>
          <table:table-cell office:value-type="float" office:value="54.67">
            <text:p>54,67</text:p>
          </table:table-cell>
          <table:table-cell office:value-type="float" office:value="48.21">
            <text:p>48,21</text:p>
          </table:table-cell>
          <table:table-cell office:value-type="float" office:value="41.8">
            <text:p>41,8</text:p>
          </table:table-cell>
          <table:table-cell office:value-type="float" office:value="35.45">
            <text:p>35,45</text:p>
          </table:table-cell>
          <table:table-cell office:value-type="float" office:value="29.15">
            <text:p>29,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.63">
            <text:p>99,63</text:p>
          </table:table-cell>
          <table:table-cell office:value-type="float" office:value="92.41">
            <text:p>92,41</text:p>
          </table:table-cell>
          <table:table-cell office:value-type="float" office:value="85.25">
            <text:p>85,25</text:p>
          </table:table-cell>
          <table:table-cell office:value-type="float" office:value="78.16">
            <text:p>78,16</text:p>
          </table:table-cell>
          <table:table-cell office:value-type="float" office:value="71.12">
            <text:p>71,12</text:p>
          </table:table-cell>
          <table:table-cell office:value-type="float" office:value="64.15">
            <text:p>64,15</text:p>
          </table:table-cell>
          <table:table-cell office:value-type="float" office:value="57.23">
            <text:p>57,23</text:p>
          </table:table-cell>
          <table:table-cell office:value-type="float" office:value="50.37">
            <text:p>50,37</text:p>
          </table:table-cell>
          <table:table-cell office:value-type="float" office:value="43.58">
            <text:p>43,58</text:p>
          </table:table-cell>
          <table:table-cell office:value-type="float" office:value="36.83">
            <text:p>36,83</text:p>
          </table:table-cell>
          <table:table-cell office:value-type="float" office:value="30.15">
            <text:p>30,1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4.96">
            <text:p>104,96</text:p>
          </table:table-cell>
          <table:table-cell office:value-type="float" office:value="97.28">
            <text:p>97,28</text:p>
          </table:table-cell>
          <table:table-cell office:value-type="float" office:value="89.66">
            <text:p>89,66</text:p>
          </table:table-cell>
          <table:table-cell office:value-type="float" office:value="82.11">
            <text:p>82,11</text:p>
          </table:table-cell>
          <table:table-cell office:value-type="float" office:value="74.63">
            <text:p>74,63</text:p>
          </table:table-cell>
          <table:table-cell office:value-type="float" office:value="67.22">
            <text:p>67,22</text:p>
          </table:table-cell>
          <table:table-cell office:value-type="float" office:value="59.88">
            <text:p>59,88</text:p>
          </table:table-cell>
          <table:table-cell office:value-type="float" office:value="52.6">
            <text:p>52,6</text:p>
          </table:table-cell>
          <table:table-cell office:value-type="float" office:value="45.39">
            <text:p>45,39</text:p>
          </table:table-cell>
          <table:table-cell office:value-type="float" office:value="38.24">
            <text:p>38,24</text:p>
          </table:table-cell>
          <table:table-cell office:value-type="float" office:value="31.16">
            <text:p>31,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0.54">
            <text:p>110,54</text:p>
          </table:table-cell>
          <table:table-cell office:value-type="float" office:value="102.36">
            <text:p>102,36</text:p>
          </table:table-cell>
          <table:table-cell office:value-type="float" office:value="94.26">
            <text:p>94,26</text:p>
          </table:table-cell>
          <table:table-cell office:value-type="float" office:value="86.23">
            <text:p>86,23</text:p>
          </table:table-cell>
          <table:table-cell office:value-type="float" office:value="78.28">
            <text:p>78,28</text:p>
          </table:table-cell>
          <table:table-cell office:value-type="float" office:value="70.41">
            <text:p>70,41</text:p>
          </table:table-cell>
          <table:table-cell office:value-type="float" office:value="62.61">
            <text:p>62,61</text:p>
          </table:table-cell>
          <table:table-cell office:value-type="float" office:value="54.89">
            <text:p>54,89</text:p>
          </table:table-cell>
          <table:table-cell office:value-type="float" office:value="47.24">
            <text:p>47,24</text:p>
          </table:table-cell>
          <table:table-cell office:value-type="float" office:value="39.67">
            <text:p>39,67</text:p>
          </table:table-cell>
          <table:table-cell office:value-type="float" office:value="32.16">
            <text:p>32,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6.39">
            <text:p>116,39</text:p>
          </table:table-cell>
          <table:table-cell office:value-type="float" office:value="107.68">
            <text:p>107,68</text:p>
          </table:table-cell>
          <table:table-cell office:value-type="float" office:value="99.05">
            <text:p>99,05</text:p>
          </table:table-cell>
          <table:table-cell office:value-type="float" office:value="90.52">
            <text:p>90,52</text:p>
          </table:table-cell>
          <table:table-cell office:value-type="float" office:value="82.08">
            <text:p>82,08</text:p>
          </table:table-cell>
          <table:table-cell office:value-type="float" office:value="73.72">
            <text:p>73,72</text:p>
          </table:table-cell>
          <table:table-cell office:value-type="float" office:value="65.44">
            <text:p>65,44</text:p>
          </table:table-cell>
          <table:table-cell office:value-type="float" office:value="57.25">
            <text:p>57,25</text:p>
          </table:table-cell>
          <table:table-cell office:value-type="float" office:value="49.14">
            <text:p>49,14</text:p>
          </table:table-cell>
          <table:table-cell office:value-type="float" office:value="41.11">
            <text:p>41,11</text:p>
          </table:table-cell>
          <table:table-cell office:value-type="float" office:value="33.17">
            <text:p>33,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2.5">
            <text:p>122,5</text:p>
          </table:table-cell>
          <table:table-cell office:value-type="float" office:value="113.23">
            <text:p>113,23</text:p>
          </table:table-cell>
          <table:table-cell office:value-type="float" office:value="104.06">
            <text:p>104,06</text:p>
          </table:table-cell>
          <table:table-cell office:value-type="float" office:value="94.99">
            <text:p>94,99</text:p>
          </table:table-cell>
          <table:table-cell office:value-type="float" office:value="86.02">
            <text:p>86,02</text:p>
          </table:table-cell>
          <table:table-cell office:value-type="float" office:value="77.15">
            <text:p>77,15</text:p>
          </table:table-cell>
          <table:table-cell office:value-type="float" office:value="68.37">
            <text:p>68,37</text:p>
          </table:table-cell>
          <table:table-cell office:value-type="float" office:value="59.68">
            <text:p>59,68</text:p>
          </table:table-cell>
          <table:table-cell office:value-type="float" office:value="51.09">
            <text:p>51,09</text:p>
          </table:table-cell>
          <table:table-cell office:value-type="float" office:value="42.58">
            <text:p>42,58</text:p>
          </table:table-cell>
          <table:table-cell office:value-type="float" office:value="34.17">
            <text:p>34,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8.91">
            <text:p>128,91</text:p>
          </table:table-cell>
          <table:table-cell office:value-type="float" office:value="119.05">
            <text:p>119,05</text:p>
          </table:table-cell>
          <table:table-cell office:value-type="float" office:value="109.29">
            <text:p>109,29</text:p>
          </table:table-cell>
          <table:table-cell office:value-type="float" office:value="99.65">
            <text:p>99,65</text:p>
          </table:table-cell>
          <table:table-cell office:value-type="float" office:value="90.13">
            <text:p>90,13</text:p>
          </table:table-cell>
          <table:table-cell office:value-type="float" office:value="80.71">
            <text:p>80,71</text:p>
          </table:table-cell>
          <table:table-cell office:value-type="float" office:value="71.39">
            <text:p>71,39</text:p>
          </table:table-cell>
          <table:table-cell office:value-type="float" office:value="62.19">
            <text:p>62,19</text:p>
          </table:table-cell>
          <table:table-cell office:value-type="float" office:value="53.08">
            <text:p>53,08</text:p>
          </table:table-cell>
          <table:table-cell office:value-type="float" office:value="44.08">
            <text:p>44,08</text:p>
          </table:table-cell>
          <table:table-cell office:value-type="float" office:value="35.18">
            <text:p>35,1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5.63">
            <text:p>135,63</text:p>
          </table:table-cell>
          <table:table-cell office:value-type="float" office:value="125.13">
            <text:p>125,13</text:p>
          </table:table-cell>
          <table:table-cell office:value-type="float" office:value="114.76">
            <text:p>114,76</text:p>
          </table:table-cell>
          <table:table-cell office:value-type="float" office:value="104.52">
            <text:p>104,52</text:p>
          </table:table-cell>
          <table:table-cell office:value-type="float" office:value="94.4">
            <text:p>94,4</text:p>
          </table:table-cell>
          <table:table-cell office:value-type="float" office:value="84.4">
            <text:p>84,4</text:p>
          </table:table-cell>
          <table:table-cell office:value-type="float" office:value="74.53">
            <text:p>74,53</text:p>
          </table:table-cell>
          <table:table-cell office:value-type="float" office:value="64.77">
            <text:p>64,77</text:p>
          </table:table-cell>
          <table:table-cell office:value-type="float" office:value="55.13">
            <text:p>55,13</text:p>
          </table:table-cell>
          <table:table-cell office:value-type="float" office:value="45.6">
            <text:p>45,6</text:p>
          </table:table-cell>
          <table:table-cell office:value-type="float" office:value="36.18">
            <text:p>36,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2.66">
            <text:p>142,66</text:p>
          </table:table-cell>
          <table:table-cell office:value-type="float" office:value="131.49">
            <text:p>131,49</text:p>
          </table:table-cell>
          <table:table-cell office:value-type="float" office:value="120.47">
            <text:p>120,47</text:p>
          </table:table-cell>
          <table:table-cell office:value-type="float" office:value="109.59">
            <text:p>109,59</text:p>
          </table:table-cell>
          <table:table-cell office:value-type="float" office:value="98.84">
            <text:p>98,84</text:p>
          </table:table-cell>
          <table:table-cell office:value-type="float" office:value="88.24">
            <text:p>88,24</text:p>
          </table:table-cell>
          <table:table-cell office:value-type="float" office:value="77.77">
            <text:p>77,77</text:p>
          </table:table-cell>
          <table:table-cell office:value-type="float" office:value="67.43">
            <text:p>67,43</text:p>
          </table:table-cell>
          <table:table-cell office:value-type="float" office:value="57.22">
            <text:p>57,22</text:p>
          </table:table-cell>
          <table:table-cell office:value-type="float" office:value="47.14">
            <text:p>47,14</text:p>
          </table:table-cell>
          <table:table-cell office:value-type="float" office:value="37.19">
            <text:p>37,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0.04">
            <text:p>150,04</text:p>
          </table:table-cell>
          <table:table-cell office:value-type="float" office:value="138.16">
            <text:p>138,16</text:p>
          </table:table-cell>
          <table:table-cell office:value-type="float" office:value="126.44">
            <text:p>126,44</text:p>
          </table:table-cell>
          <table:table-cell office:value-type="float" office:value="114.88">
            <text:p>114,88</text:p>
          </table:table-cell>
          <table:table-cell office:value-type="float" office:value="103.48">
            <text:p>103,48</text:p>
          </table:table-cell>
          <table:table-cell office:value-type="float" office:value="92.23">
            <text:p>92,23</text:p>
          </table:table-cell>
          <table:table-cell office:value-type="float" office:value="81.13">
            <text:p>81,13</text:p>
          </table:table-cell>
          <table:table-cell office:value-type="float" office:value="70.18">
            <text:p>70,18</text:p>
          </table:table-cell>
          <table:table-cell office:value-type="float" office:value="59.38">
            <text:p>59,38</text:p>
          </table:table-cell>
          <table:table-cell office:value-type="float" office:value="48.71">
            <text:p>48,71</text:p>
          </table:table-cell>
          <table:table-cell office:value-type="float" office:value="38.19">
            <text:p>38,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7.79">
            <text:p>157,79</text:p>
          </table:table-cell>
          <table:table-cell office:value-type="float" office:value="145.14">
            <text:p>145,14</text:p>
          </table:table-cell>
          <table:table-cell office:value-type="float" office:value="132.68">
            <text:p>132,68</text:p>
          </table:table-cell>
          <table:table-cell office:value-type="float" office:value="120.4">
            <text:p>120,4</text:p>
          </table:table-cell>
          <table:table-cell office:value-type="float" office:value="108.3">
            <text:p>108,3</text:p>
          </table:table-cell>
          <table:table-cell office:value-type="float" office:value="96.37">
            <text:p>96,37</text:p>
          </table:table-cell>
          <table:table-cell office:value-type="float" office:value="84.61">
            <text:p>84,61</text:p>
          </table:table-cell>
          <table:table-cell office:value-type="float" office:value="73.02">
            <text:p>73,02</text:p>
          </table:table-cell>
          <table:table-cell office:value-type="float" office:value="61.59">
            <text:p>61,59</text:p>
          </table:table-cell>
          <table:table-cell office:value-type="float" office:value="50.31">
            <text:p>50,31</text:p>
          </table:table-cell>
          <table:table-cell office:value-type="float" office:value="39.2">
            <text:p>39,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5.91">
            <text:p>165,91</text:p>
          </table:table-cell>
          <table:table-cell office:value-type="float" office:value="152.46">
            <text:p>152,46</text:p>
          </table:table-cell>
          <table:table-cell office:value-type="float" office:value="139.21">
            <text:p>139,21</text:p>
          </table:table-cell>
          <table:table-cell office:value-type="float" office:value="126.17">
            <text:p>126,17</text:p>
          </table:table-cell>
          <table:table-cell office:value-type="float" office:value="113.33">
            <text:p>113,33</text:p>
          </table:table-cell>
          <table:table-cell office:value-type="float" office:value="100.68">
            <text:p>100,68</text:p>
          </table:table-cell>
          <table:table-cell office:value-type="float" office:value="88.22">
            <text:p>88,22</text:p>
          </table:table-cell>
          <table:table-cell office:value-type="float" office:value="75.95">
            <text:p>75,95</text:p>
          </table:table-cell>
          <table:table-cell office:value-type="float" office:value="63.86">
            <text:p>63,86</text:p>
          </table:table-cell>
          <table:table-cell office:value-type="float" office:value="51.94">
            <text:p>51,94</text:p>
          </table:table-cell>
          <table:table-cell office:value-type="float" office:value="40.2">
            <text:p>40,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4.44">
            <text:p>174,44</text:p>
          </table:table-cell>
          <table:table-cell office:value-type="float" office:value="160.13">
            <text:p>160,13</text:p>
          </table:table-cell>
          <table:table-cell office:value-type="float" office:value="146.05">
            <text:p>146,05</text:p>
          </table:table-cell>
          <table:table-cell office:value-type="float" office:value="132.2">
            <text:p>132,2</text:p>
          </table:table-cell>
          <table:table-cell office:value-type="float" office:value="118.57">
            <text:p>118,57</text:p>
          </table:table-cell>
          <table:table-cell office:value-type="float" office:value="105.16">
            <text:p>105,16</text:p>
          </table:table-cell>
          <table:table-cell office:value-type="float" office:value="91.97">
            <text:p>91,97</text:p>
          </table:table-cell>
          <table:table-cell office:value-type="float" office:value="78.98">
            <text:p>78,98</text:p>
          </table:table-cell>
          <table:table-cell office:value-type="float" office:value="66.19">
            <text:p>66,19</text:p>
          </table:table-cell>
          <table:table-cell office:value-type="float" office:value="53.6">
            <text:p>53,6</text:p>
          </table:table-cell>
          <table:table-cell office:value-type="float" office:value="41.21">
            <text:p>41,2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3.39">
            <text:p>183,39</text:p>
          </table:table-cell>
          <table:table-cell office:value-type="float" office:value="168.16">
            <text:p>168,16</text:p>
          </table:table-cell>
          <table:table-cell office:value-type="float" office:value="153.2">
            <text:p>153,2</text:p>
          </table:table-cell>
          <table:table-cell office:value-type="float" office:value="138.49">
            <text:p>138,49</text:p>
          </table:table-cell>
          <table:table-cell office:value-type="float" office:value="124.04">
            <text:p>124,04</text:p>
          </table:table-cell>
          <table:table-cell office:value-type="float" office:value="109.82">
            <text:p>109,82</text:p>
          </table:table-cell>
          <table:table-cell office:value-type="float" office:value="95.85">
            <text:p>95,85</text:p>
          </table:table-cell>
          <table:table-cell office:value-type="float" office:value="82.11">
            <text:p>82,11</text:p>
          </table:table-cell>
          <table:table-cell office:value-type="float" office:value="68.59">
            <text:p>68,59</text:p>
          </table:table-cell>
          <table:table-cell office:value-type="float" office:value="55.29">
            <text:p>55,29</text:p>
          </table:table-cell>
          <table:table-cell office:value-type="float" office:value="42.21">
            <text:p>42,2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92.8">
            <text:p>192,8</text:p>
          </table:table-cell>
          <table:table-cell office:value-type="float" office:value="176.6">
            <text:p>176,6</text:p>
          </table:table-cell>
          <table:table-cell office:value-type="float" office:value="160.69">
            <text:p>160,69</text:p>
          </table:table-cell>
          <table:table-cell office:value-type="float" office:value="145.08">
            <text:p>145,08</text:p>
          </table:table-cell>
          <table:table-cell office:value-type="float" office:value="129.74">
            <text:p>129,74</text:p>
          </table:table-cell>
          <table:table-cell office:value-type="float" office:value="114.68">
            <text:p>114,68</text:p>
          </table:table-cell>
          <table:table-cell office:value-type="float" office:value="99.88">
            <text:p>99,88</text:p>
          </table:table-cell>
          <table:table-cell office:value-type="float" office:value="85.34">
            <text:p>85,34</text:p>
          </table:table-cell>
          <table:table-cell office:value-type="float" office:value="71.06">
            <text:p>71,06</text:p>
          </table:table-cell>
          <table:table-cell office:value-type="float" office:value="57.02">
            <text:p>57,02</text:p>
          </table:table-cell>
          <table:table-cell office:value-type="float" office:value="43.22">
            <text:p>43,2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2.69">
            <text:p>202,69</text:p>
          </table:table-cell>
          <table:table-cell office:value-type="float" office:value="185.45">
            <text:p>185,45</text:p>
          </table:table-cell>
          <table:table-cell office:value-type="float" office:value="168.54">
            <text:p>168,54</text:p>
          </table:table-cell>
          <table:table-cell office:value-type="float" office:value="151.96">
            <text:p>151,96</text:p>
          </table:table-cell>
          <table:table-cell office:value-type="float" office:value="135.69">
            <text:p>135,69</text:p>
          </table:table-cell>
          <table:table-cell office:value-type="float" office:value="119.73">
            <text:p>119,73</text:p>
          </table:table-cell>
          <table:table-cell office:value-type="float" office:value="104.06">
            <text:p>104,06</text:p>
          </table:table-cell>
          <table:table-cell office:value-type="float" office:value="88.69">
            <text:p>88,69</text:p>
          </table:table-cell>
          <table:table-cell office:value-type="float" office:value="73.59">
            <text:p>73,59</text:p>
          </table:table-cell>
          <table:table-cell office:value-type="float" office:value="58.77">
            <text:p>58,77</text:p>
          </table:table-cell>
          <table:table-cell office:value-type="float" office:value="44.22">
            <text:p>44,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3.08">
            <text:p>213,08</text:p>
          </table:table-cell>
          <table:table-cell office:value-type="float" office:value="194.73">
            <text:p>194,73</text:p>
          </table:table-cell>
          <table:table-cell office:value-type="float" office:value="176.76">
            <text:p>176,76</text:p>
          </table:table-cell>
          <table:table-cell office:value-type="float" office:value="159.16">
            <text:p>159,16</text:p>
          </table:table-cell>
          <table:table-cell office:value-type="float" office:value="141.9">
            <text:p>141,9</text:p>
          </table:table-cell>
          <table:table-cell office:value-type="float" office:value="124.99">
            <text:p>124,99</text:p>
          </table:table-cell>
          <table:table-cell office:value-type="float" office:value="108.41">
            <text:p>108,41</text:p>
          </table:table-cell>
          <table:table-cell office:value-type="float" office:value="92.15">
            <text:p>92,15</text:p>
          </table:table-cell>
          <table:table-cell office:value-type="float" office:value="76.21">
            <text:p>76,21</text:p>
          </table:table-cell>
          <table:table-cell office:value-type="float" office:value="60.57">
            <text:p>60,57</text:p>
          </table:table-cell>
          <table:table-cell office:value-type="float" office:value="45.23">
            <text:p>45,2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4.02">
            <text:p>224,02</text:p>
          </table:table-cell>
          <table:table-cell office:value-type="float" office:value="204.49">
            <text:p>204,49</text:p>
          </table:table-cell>
          <table:table-cell office:value-type="float" office:value="185.38">
            <text:p>185,38</text:p>
          </table:table-cell>
          <table:table-cell office:value-type="float" office:value="166.69">
            <text:p>166,69</text:p>
          </table:table-cell>
          <table:table-cell office:value-type="float" office:value="148.39">
            <text:p>148,39</text:p>
          </table:table-cell>
          <table:table-cell office:value-type="float" office:value="130.47">
            <text:p>130,47</text:p>
          </table:table-cell>
          <table:table-cell office:value-type="float" office:value="112.92">
            <text:p>112,92</text:p>
          </table:table-cell>
          <table:table-cell office:value-type="float" office:value="95.74">
            <text:p>95,74</text:p>
          </table:table-cell>
          <table:table-cell office:value-type="float" office:value="78.9">
            <text:p>78,9</text:p>
          </table:table-cell>
          <table:table-cell office:value-type="float" office:value="62.4">
            <text:p>62,4</text:p>
          </table:table-cell>
          <table:table-cell office:value-type="float" office:value="46.23">
            <text:p>46,2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5.52">
            <text:p>235,52</text:p>
          </table:table-cell>
          <table:table-cell office:value-type="float" office:value="214.73">
            <text:p>214,73</text:p>
          </table:table-cell>
          <table:table-cell office:value-type="float" office:value="194.42">
            <text:p>194,42</text:p>
          </table:table-cell>
          <table:table-cell office:value-type="float" office:value="174.57">
            <text:p>174,57</text:p>
          </table:table-cell>
          <table:table-cell office:value-type="float" office:value="155.16">
            <text:p>155,16</text:p>
          </table:table-cell>
          <table:table-cell office:value-type="float" office:value="136.18">
            <text:p>136,18</text:p>
          </table:table-cell>
          <table:table-cell office:value-type="float" office:value="117.61">
            <text:p>117,61</text:p>
          </table:table-cell>
          <table:table-cell office:value-type="float" office:value="99.45">
            <text:p>99,45</text:p>
          </table:table-cell>
          <table:table-cell office:value-type="float" office:value="81.67">
            <text:p>81,67</text:p>
          </table:table-cell>
          <table:table-cell office:value-type="float" office:value="64.27">
            <text:p>64,27</text:p>
          </table:table-cell>
          <table:table-cell office:value-type="float" office:value="47.24">
            <text:p>47,2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47.64">
            <text:p>247,64</text:p>
          </table:table-cell>
          <table:table-cell office:value-type="float" office:value="225.5">
            <text:p>225,5</text:p>
          </table:table-cell>
          <table:table-cell office:value-type="float" office:value="203.9">
            <text:p>203,9</text:p>
          </table:table-cell>
          <table:table-cell office:value-type="float" office:value="182.82">
            <text:p>182,82</text:p>
          </table:table-cell>
          <table:table-cell office:value-type="float" office:value="162.23">
            <text:p>162,23</text:p>
          </table:table-cell>
          <table:table-cell office:value-type="float" office:value="142.13">
            <text:p>142,13</text:p>
          </table:table-cell>
          <table:table-cell office:value-type="float" office:value="122.48">
            <text:p>122,48</text:p>
          </table:table-cell>
          <table:table-cell office:value-type="float" office:value="103.29">
            <text:p>103,29</text:p>
          </table:table-cell>
          <table:table-cell office:value-type="float" office:value="84.53">
            <text:p>84,53</text:p>
          </table:table-cell>
          <table:table-cell office:value-type="float" office:value="66.18">
            <text:p>66,18</text:p>
          </table:table-cell>
          <table:table-cell office:value-type="float" office:value="48.24">
            <text:p>48,2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60.4">
            <text:p>260,4</text:p>
          </table:table-cell>
          <table:table-cell office:value-type="float" office:value="236.83">
            <text:p>236,83</text:p>
          </table:table-cell>
          <table:table-cell office:value-type="float" office:value="213.85">
            <text:p>213,85</text:p>
          </table:table-cell>
          <table:table-cell office:value-type="float" office:value="191.46">
            <text:p>191,46</text:p>
          </table:table-cell>
          <table:table-cell office:value-type="float" office:value="169.63">
            <text:p>169,63</text:p>
          </table:table-cell>
          <table:table-cell office:value-type="float" office:value="148.33">
            <text:p>148,33</text:p>
          </table:table-cell>
          <table:table-cell office:value-type="float" office:value="127.55">
            <text:p>127,55</text:p>
          </table:table-cell>
          <table:table-cell office:value-type="float" office:value="107.27">
            <text:p>107,27</text:p>
          </table:table-cell>
          <table:table-cell office:value-type="float" office:value="87.47">
            <text:p>87,47</text:p>
          </table:table-cell>
          <table:table-cell office:value-type="float" office:value="68.13">
            <text:p>68,13</text:p>
          </table:table-cell>
          <table:table-cell office:value-type="float" office:value="49.25">
            <text:p>49,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3.85">
            <text:p>273,85</text:p>
          </table:table-cell>
          <table:table-cell office:value-type="float" office:value="248.73">
            <text:p>248,73</text:p>
          </table:table-cell>
          <table:table-cell office:value-type="float" office:value="224.3">
            <text:p>224,3</text:p>
          </table:table-cell>
          <table:table-cell office:value-type="float" office:value="200.52">
            <text:p>200,52</text:p>
          </table:table-cell>
          <table:table-cell office:value-type="float" office:value="177.36">
            <text:p>177,36</text:p>
          </table:table-cell>
          <table:table-cell office:value-type="float" office:value="154.8">
            <text:p>154,8</text:p>
          </table:table-cell>
          <table:table-cell office:value-type="float" office:value="132.82">
            <text:p>132,82</text:p>
          </table:table-cell>
          <table:table-cell office:value-type="float" office:value="111.4">
            <text:p>111,4</text:p>
          </table:table-cell>
          <table:table-cell office:value-type="float" office:value="90.51">
            <text:p>90,51</text:p>
          </table:table-cell>
          <table:table-cell office:value-type="float" office:value="70.13">
            <text:p>70,13</text:p>
          </table:table-cell>
          <table:table-cell office:value-type="float" office:value="50.25">
            <text:p>50,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8.03">
            <text:p>288,03</text:p>
          </table:table-cell>
          <table:table-cell office:value-type="float" office:value="261.27">
            <text:p>261,27</text:p>
          </table:table-cell>
          <table:table-cell office:value-type="float" office:value="235.27">
            <text:p>235,27</text:p>
          </table:table-cell>
          <table:table-cell office:value-type="float" office:value="210.01">
            <text:p>210,01</text:p>
          </table:table-cell>
          <table:table-cell office:value-type="float" office:value="185.44">
            <text:p>185,44</text:p>
          </table:table-cell>
          <table:table-cell office:value-type="float" office:value="161.55">
            <text:p>161,55</text:p>
          </table:table-cell>
          <table:table-cell office:value-type="float" office:value="138.3">
            <text:p>138,3</text:p>
          </table:table-cell>
          <table:table-cell office:value-type="float" office:value="115.67">
            <text:p>115,67</text:p>
          </table:table-cell>
          <table:table-cell office:value-type="float" office:value="93.64">
            <text:p>93,64</text:p>
          </table:table-cell>
          <table:table-cell office:value-type="float" office:value="72.17">
            <text:p>72,17</text:p>
          </table:table-cell>
          <table:table-cell office:value-type="float" office:value="51.26">
            <text:p>51,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2.99">
            <text:p>302,99</text:p>
          </table:table-cell>
          <table:table-cell office:value-type="float" office:value="274.46">
            <text:p>274,46</text:p>
          </table:table-cell>
          <table:table-cell office:value-type="float" office:value="246.8">
            <text:p>246,8</text:p>
          </table:table-cell>
          <table:table-cell office:value-type="float" office:value="219.96">
            <text:p>219,96</text:p>
          </table:table-cell>
          <table:table-cell office:value-type="float" office:value="193.9">
            <text:p>193,9</text:p>
          </table:table-cell>
          <table:table-cell office:value-type="float" office:value="168.59">
            <text:p>168,59</text:p>
          </table:table-cell>
          <table:table-cell office:value-type="float" office:value="144.01">
            <text:p>144,01</text:p>
          </table:table-cell>
          <table:table-cell office:value-type="float" office:value="120.11">
            <text:p>120,11</text:p>
          </table:table-cell>
          <table:table-cell office:value-type="float" office:value="96.87">
            <text:p>96,87</text:p>
          </table:table-cell>
          <table:table-cell office:value-type="float" office:value="74.26">
            <text:p>74,26</text:p>
          </table:table-cell>
          <table:table-cell office:value-type="float" office:value="52.26">
            <text:p>52,2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18.78">
            <text:p>318,78</text:p>
          </table:table-cell>
          <table:table-cell office:value-type="float" office:value="288.37">
            <text:p>288,37</text:p>
          </table:table-cell>
          <table:table-cell office:value-type="float" office:value="258.92">
            <text:p>258,92</text:p>
          </table:table-cell>
          <table:table-cell office:value-type="float" office:value="230.4">
            <text:p>230,4</text:p>
          </table:table-cell>
          <table:table-cell office:value-type="float" office:value="202.75">
            <text:p>202,75</text:p>
          </table:table-cell>
          <table:table-cell office:value-type="float" office:value="175.95">
            <text:p>175,95</text:p>
          </table:table-cell>
          <table:table-cell office:value-type="float" office:value="149.94">
            <text:p>149,94</text:p>
          </table:table-cell>
          <table:table-cell office:value-type="float" office:value="124.71">
            <text:p>124,71</text:p>
          </table:table-cell>
          <table:table-cell office:value-type="float" office:value="100.2">
            <text:p>100,2</text:p>
          </table:table-cell>
          <table:table-cell office:value-type="float" office:value="76.4">
            <text:p>76,4</text:p>
          </table:table-cell>
          <table:table-cell office:value-type="float" office:value="53.27">
            <text:p>53,2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5.46">
            <text:p>335,46</text:p>
          </table:table-cell>
          <table:table-cell office:value-type="float" office:value="303.02">
            <text:p>303,02</text:p>
          </table:table-cell>
          <table:table-cell office:value-type="float" office:value="271.67">
            <text:p>271,67</text:p>
          </table:table-cell>
          <table:table-cell office:value-type="float" office:value="241.35">
            <text:p>241,35</text:p>
          </table:table-cell>
          <table:table-cell office:value-type="float" office:value="212.02">
            <text:p>212,02</text:p>
          </table:table-cell>
          <table:table-cell office:value-type="float" office:value="183.62">
            <text:p>183,62</text:p>
          </table:table-cell>
          <table:table-cell office:value-type="float" office:value="156.12">
            <text:p>156,12</text:p>
          </table:table-cell>
          <table:table-cell office:value-type="float" office:value="129.48">
            <text:p>129,48</text:p>
          </table:table-cell>
          <table:table-cell office:value-type="float" office:value="103.64">
            <text:p>103,64</text:p>
          </table:table-cell>
          <table:table-cell office:value-type="float" office:value="78.59">
            <text:p>78,59</text:p>
          </table:table-cell>
          <table:table-cell office:value-type="float" office:value="54.27">
            <text:p>54,2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53.09">
            <text:p>353,09</text:p>
          </table:table-cell>
          <table:table-cell office:value-type="float" office:value="318.47">
            <text:p>318,47</text:p>
          </table:table-cell>
          <table:table-cell office:value-type="float" office:value="285.08">
            <text:p>285,08</text:p>
          </table:table-cell>
          <table:table-cell office:value-type="float" office:value="252.84">
            <text:p>252,84</text:p>
          </table:table-cell>
          <table:table-cell office:value-type="float" office:value="221.72">
            <text:p>221,72</text:p>
          </table:table-cell>
          <table:table-cell office:value-type="float" office:value="191.64">
            <text:p>191,64</text:p>
          </table:table-cell>
          <table:table-cell office:value-type="float" office:value="162.56">
            <text:p>162,56</text:p>
          </table:table-cell>
          <table:table-cell office:value-type="float" office:value="134.43">
            <text:p>134,43</text:p>
          </table:table-cell>
          <table:table-cell office:value-type="float" office:value="107.2">
            <text:p>107,2</text:p>
          </table:table-cell>
          <table:table-cell office:value-type="float" office:value="80.83">
            <text:p>80,83</text:p>
          </table:table-cell>
          <table:table-cell office:value-type="float" office:value="55.28">
            <text:p>55,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71.75">
            <text:p>371,75</text:p>
          </table:table-cell>
          <table:table-cell office:value-type="float" office:value="334.78">
            <text:p>334,78</text:p>
          </table:table-cell>
          <table:table-cell office:value-type="float" office:value="299.19">
            <text:p>299,19</text:p>
          </table:table-cell>
          <table:table-cell office:value-type="float" office:value="264.92">
            <text:p>264,92</text:p>
          </table:table-cell>
          <table:table-cell office:value-type="float" office:value="231.88">
            <text:p>231,88</text:p>
          </table:table-cell>
          <table:table-cell office:value-type="float" office:value="200.02">
            <text:p>200,02</text:p>
          </table:table-cell>
          <table:table-cell office:value-type="float" office:value="169.27">
            <text:p>169,27</text:p>
          </table:table-cell>
          <table:table-cell office:value-type="float" office:value="139.57">
            <text:p>139,57</text:p>
          </table:table-cell>
          <table:table-cell office:value-type="float" office:value="110.87">
            <text:p>110,87</text:p>
          </table:table-cell>
          <table:table-cell office:value-type="float" office:value="83.12">
            <text:p>83,12</text:p>
          </table:table-cell>
          <table:table-cell office:value-type="float" office:value="56.28">
            <text:p>56,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91.49">
            <text:p>391,49</text:p>
          </table:table-cell>
          <table:table-cell office:value-type="float" office:value="352">
            <text:p>352</text:p>
          </table:table-cell>
          <table:table-cell office:value-type="float" office:value="314.06">
            <text:p>314,06</text:p>
          </table:table-cell>
          <table:table-cell office:value-type="float" office:value="277.6">
            <text:p>277,6</text:p>
          </table:table-cell>
          <table:table-cell office:value-type="float" office:value="242.53">
            <text:p>242,53</text:p>
          </table:table-cell>
          <table:table-cell office:value-type="float" office:value="208.77">
            <text:p>208,77</text:p>
          </table:table-cell>
          <table:table-cell office:value-type="float" office:value="176.25">
            <text:p>176,25</text:p>
          </table:table-cell>
          <table:table-cell office:value-type="float" office:value="144.9">
            <text:p>144,9</text:p>
          </table:table-cell>
          <table:table-cell office:value-type="float" office:value="114.66">
            <text:p>114,66</text:p>
          </table:table-cell>
          <table:table-cell office:value-type="float" office:value="85.48">
            <text:p>85,48</text:p>
          </table:table-cell>
          <table:table-cell office:value-type="float" office:value="57.29">
            <text:p>57,2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2.41">
            <text:p>412,41</text:p>
          </table:table-cell>
          <table:table-cell office:value-type="float" office:value="370.19">
            <text:p>370,19</text:p>
          </table:table-cell>
          <table:table-cell office:value-type="float" office:value="329.74">
            <text:p>329,74</text:p>
          </table:table-cell>
          <table:table-cell office:value-type="float" office:value="290.94">
            <text:p>290,94</text:p>
          </table:table-cell>
          <table:table-cell office:value-type="float" office:value="253.7">
            <text:p>253,7</text:p>
          </table:table-cell>
          <table:table-cell office:value-type="float" office:value="217.93">
            <text:p>217,93</text:p>
          </table:table-cell>
          <table:table-cell office:value-type="float" office:value="183.54">
            <text:p>183,54</text:p>
          </table:table-cell>
          <table:table-cell office:value-type="float" office:value="150.45">
            <text:p>150,45</text:p>
          </table:table-cell>
          <table:table-cell office:value-type="float" office:value="118.59">
            <text:p>118,59</text:p>
          </table:table-cell>
          <table:table-cell office:value-type="float" office:value="87.89">
            <text:p>87,89</text:p>
          </table:table-cell>
          <table:table-cell office:value-type="float" office:value="58.29">
            <text:p>58,2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34.59">
            <text:p>434,59</text:p>
          </table:table-cell>
          <table:table-cell office:value-type="float" office:value="389.43">
            <text:p>389,43</text:p>
          </table:table-cell>
          <table:table-cell office:value-type="float" office:value="346.26">
            <text:p>346,26</text:p>
          </table:table-cell>
          <table:table-cell office:value-type="float" office:value="304.96">
            <text:p>304,96</text:p>
          </table:table-cell>
          <table:table-cell office:value-type="float" office:value="265.41">
            <text:p>265,41</text:p>
          </table:table-cell>
          <table:table-cell office:value-type="float" office:value="227.5">
            <text:p>227,5</text:p>
          </table:table-cell>
          <table:table-cell office:value-type="float" office:value="191.13">
            <text:p>191,13</text:p>
          </table:table-cell>
          <table:table-cell office:value-type="float" office:value="156.2">
            <text:p>156,2</text:p>
          </table:table-cell>
          <table:table-cell office:value-type="float" office:value="122.64">
            <text:p>122,64</text:p>
          </table:table-cell>
          <table:table-cell office:value-type="float" office:value="90.36">
            <text:p>90,36</text:p>
          </table:table-cell>
          <table:table-cell office:value-type="float" office:value="59.3">
            <text:p>59,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58.13">
            <text:p>458,13</text:p>
          </table:table-cell>
          <table:table-cell office:value-type="float" office:value="409.79">
            <text:p>409,79</text:p>
          </table:table-cell>
          <table:table-cell office:value-type="float" office:value="363.7">
            <text:p>363,7</text:p>
          </table:table-cell>
          <table:table-cell office:value-type="float" office:value="319.72">
            <text:p>319,72</text:p>
          </table:table-cell>
          <table:table-cell office:value-type="float" office:value="277.7">
            <text:p>277,7</text:p>
          </table:table-cell>
          <table:table-cell office:value-type="float" office:value="237.52">
            <text:p>237,52</text:p>
          </table:table-cell>
          <table:table-cell office:value-type="float" office:value="199.05">
            <text:p>199,05</text:p>
          </table:table-cell>
          <table:table-cell office:value-type="float" office:value="162.18">
            <text:p>162,18</text:p>
          </table:table-cell>
          <table:table-cell office:value-type="float" office:value="126.83">
            <text:p>126,83</text:p>
          </table:table-cell>
          <table:table-cell office:value-type="float" office:value="92.9">
            <text:p>92,9</text:p>
          </table:table-cell>
          <table:table-cell office:value-type="float" office:value="60.3">
            <text:p>60,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83.13">
            <text:p>483,13</text:p>
          </table:table-cell>
          <table:table-cell office:value-type="float" office:value="431.35">
            <text:p>431,35</text:p>
          </table:table-cell>
          <table:table-cell office:value-type="float" office:value="382.12">
            <text:p>382,12</text:p>
          </table:table-cell>
          <table:table-cell office:value-type="float" office:value="335.26">
            <text:p>335,26</text:p>
          </table:table-cell>
          <table:table-cell office:value-type="float" office:value="290.6">
            <text:p>290,6</text:p>
          </table:table-cell>
          <table:table-cell office:value-type="float" office:value="248">
            <text:p>248</text:p>
          </table:table-cell>
          <table:table-cell office:value-type="float" office:value="207.31">
            <text:p>207,31</text:p>
          </table:table-cell>
          <table:table-cell office:value-type="float" office:value="168.4">
            <text:p>168,4</text:p>
          </table:table-cell>
          <table:table-cell office:value-type="float" office:value="131.17">
            <text:p>131,17</text:p>
          </table:table-cell>
          <table:table-cell office:value-type="float" office:value="95.5">
            <text:p>95,5</text:p>
          </table:table-cell>
          <table:table-cell office:value-type="float" office:value="61.31">
            <text:p>61,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09.71">
            <text:p>509,71</text:p>
          </table:table-cell>
          <table:table-cell office:value-type="float" office:value="454.2">
            <text:p>454,2</text:p>
          </table:table-cell>
          <table:table-cell office:value-type="float" office:value="401.58">
            <text:p>401,58</text:p>
          </table:table-cell>
          <table:table-cell office:value-type="float" office:value="351.63">
            <text:p>351,63</text:p>
          </table:table-cell>
          <table:table-cell office:value-type="float" office:value="304.15">
            <text:p>304,15</text:p>
          </table:table-cell>
          <table:table-cell office:value-type="float" office:value="258.97">
            <text:p>258,97</text:p>
          </table:table-cell>
          <table:table-cell office:value-type="float" office:value="215.93">
            <text:p>215,93</text:p>
          </table:table-cell>
          <table:table-cell office:value-type="float" office:value="174.87">
            <text:p>174,87</text:p>
          </table:table-cell>
          <table:table-cell office:value-type="float" office:value="135.66">
            <text:p>135,66</text:p>
          </table:table-cell>
          <table:table-cell office:value-type="float" office:value="98.17">
            <text:p>98,17</text:p>
          </table:table-cell>
          <table:table-cell office:value-type="float" office:value="62.31">
            <text:p>62,3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38.01">
            <text:p>538,01</text:p>
          </table:table-cell>
          <table:table-cell office:value-type="float" office:value="478.44">
            <text:p>478,44</text:p>
          </table:table-cell>
          <table:table-cell office:value-type="float" office:value="422.15">
            <text:p>422,15</text:p>
          </table:table-cell>
          <table:table-cell office:value-type="float" office:value="368.88">
            <text:p>368,88</text:p>
          </table:table-cell>
          <table:table-cell office:value-type="float" office:value="318.39">
            <text:p>318,39</text:p>
          </table:table-cell>
          <table:table-cell office:value-type="float" office:value="270.47">
            <text:p>270,47</text:p>
          </table:table-cell>
          <table:table-cell office:value-type="float" office:value="224.92">
            <text:p>224,92</text:p>
          </table:table-cell>
          <table:table-cell office:value-type="float" office:value="181.59">
            <text:p>181,59</text:p>
          </table:table-cell>
          <table:table-cell office:value-type="float" office:value="140.3">
            <text:p>140,3</text:p>
          </table:table-cell>
          <table:table-cell office:value-type="float" office:value="100.92">
            <text:p>100,92</text:p>
          </table:table-cell>
          <table:table-cell office:value-type="float" office:value="63.32">
            <text:p>63,3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8.17">
            <text:p>568,17</text:p>
          </table:table-cell>
          <table:table-cell office:value-type="float" office:value="504.19">
            <text:p>504,19</text:p>
          </table:table-cell>
          <table:table-cell office:value-type="float" office:value="443.93">
            <text:p>443,93</text:p>
          </table:table-cell>
          <table:table-cell office:value-type="float" office:value="387.08">
            <text:p>387,08</text:p>
          </table:table-cell>
          <table:table-cell office:value-type="float" office:value="333.36">
            <text:p>333,36</text:p>
          </table:table-cell>
          <table:table-cell office:value-type="float" office:value="282.51">
            <text:p>282,51</text:p>
          </table:table-cell>
          <table:table-cell office:value-type="float" office:value="234.32">
            <text:p>234,32</text:p>
          </table:table-cell>
          <table:table-cell office:value-type="float" office:value="188.58">
            <text:p>188,58</text:p>
          </table:table-cell>
          <table:table-cell office:value-type="float" office:value="145.11">
            <text:p>145,11</text:p>
          </table:table-cell>
          <table:table-cell office:value-type="float" office:value="103.74">
            <text:p>103,74</text:p>
          </table:table-cell>
          <table:table-cell office:value-type="float" office:value="64.32">
            <text:p>64,3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00.36">
            <text:p>600,36</text:p>
          </table:table-cell>
          <table:table-cell office:value-type="float" office:value="531.56">
            <text:p>531,56</text:p>
          </table:table-cell>
          <table:table-cell office:value-type="float" office:value="466.99">
            <text:p>466,99</text:p>
          </table:table-cell>
          <table:table-cell office:value-type="float" office:value="406.28">
            <text:p>406,28</text:p>
          </table:table-cell>
          <table:table-cell office:value-type="float" office:value="349.1">
            <text:p>349,1</text:p>
          </table:table-cell>
          <table:table-cell office:value-type="float" office:value="295.14">
            <text:p>295,14</text:p>
          </table:table-cell>
          <table:table-cell office:value-type="float" office:value="244.13">
            <text:p>244,13</text:p>
          </table:table-cell>
          <table:table-cell office:value-type="float" office:value="195.85">
            <text:p>195,85</text:p>
          </table:table-cell>
          <table:table-cell office:value-type="float" office:value="150.08">
            <text:p>150,08</text:p>
          </table:table-cell>
          <table:table-cell office:value-type="float" office:value="106.63">
            <text:p>106,63</text:p>
          </table:table-cell>
          <table:table-cell office:value-type="float" office:value="65.33">
            <text:p>65,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34.74">
            <text:p>634,74</text:p>
          </table:table-cell>
          <table:table-cell office:value-type="float" office:value="560.68">
            <text:p>560,68</text:p>
          </table:table-cell>
          <table:table-cell office:value-type="float" office:value="491.44">
            <text:p>491,44</text:p>
          </table:table-cell>
          <table:table-cell office:value-type="float" office:value="426.57">
            <text:p>426,57</text:p>
          </table:table-cell>
          <table:table-cell office:value-type="float" office:value="365.67">
            <text:p>365,67</text:p>
          </table:table-cell>
          <table:table-cell office:value-type="float" office:value="308.38">
            <text:p>308,38</text:p>
          </table:table-cell>
          <table:table-cell office:value-type="float" office:value="254.39">
            <text:p>254,39</text:p>
          </table:table-cell>
          <table:table-cell office:value-type="float" office:value="203.42">
            <text:p>203,42</text:p>
          </table:table-cell>
          <table:table-cell office:value-type="float" office:value="155.24">
            <text:p>155,24</text:p>
          </table:table-cell>
          <table:table-cell office:value-type="float" office:value="109.6">
            <text:p>109,6</text:p>
          </table:table-cell>
          <table:table-cell office:value-type="float" office:value="66.33">
            <text:p>66,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71.53">
            <text:p>671,53</text:p>
          </table:table-cell>
          <table:table-cell office:value-type="float" office:value="591.71">
            <text:p>591,71</text:p>
          </table:table-cell>
          <table:table-cell office:value-type="float" office:value="517.39">
            <text:p>517,39</text:p>
          </table:table-cell>
          <table:table-cell office:value-type="float" office:value="448.02">
            <text:p>448,02</text:p>
          </table:table-cell>
          <table:table-cell office:value-type="float" office:value="383.12">
            <text:p>383,12</text:p>
          </table:table-cell>
          <table:table-cell office:value-type="float" office:value="322.27">
            <text:p>322,27</text:p>
          </table:table-cell>
          <table:table-cell office:value-type="float" office:value="265.11">
            <text:p>265,11</text:p>
          </table:table-cell>
          <table:table-cell office:value-type="float" office:value="211.3">
            <text:p>211,3</text:p>
          </table:table-cell>
          <table:table-cell office:value-type="float" office:value="160.57">
            <text:p>160,57</text:p>
          </table:table-cell>
          <table:table-cell office:value-type="float" office:value="112.66">
            <text:p>112,66</text:p>
          </table:table-cell>
          <table:table-cell office:value-type="float" office:value="67.34">
            <text:p>67,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10.96">
            <text:p>710,96</text:p>
          </table:table-cell>
          <table:table-cell office:value-type="float" office:value="624.81">
            <text:p>624,81</text:p>
          </table:table-cell>
          <table:table-cell office:value-type="float" office:value="544.95">
            <text:p>544,95</text:p>
          </table:table-cell>
          <table:table-cell office:value-type="float" office:value="470.7">
            <text:p>470,7</text:p>
          </table:table-cell>
          <table:table-cell office:value-type="float" office:value="401.5">
            <text:p>401,5</text:p>
          </table:table-cell>
          <table:table-cell office:value-type="float" office:value="336.85">
            <text:p>336,85</text:p>
          </table:table-cell>
          <table:table-cell office:value-type="float" office:value="276.31">
            <text:p>276,31</text:p>
          </table:table-cell>
          <table:table-cell office:value-type="float" office:value="219.51">
            <text:p>219,51</text:p>
          </table:table-cell>
          <table:table-cell office:value-type="float" office:value="166.11">
            <text:p>166,11</text:p>
          </table:table-cell>
          <table:table-cell office:value-type="float" office:value="115.8">
            <text:p>115,8</text:p>
          </table:table-cell>
          <table:table-cell office:value-type="float" office:value="68.34">
            <text:p>68,3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3.28">
            <text:p>753,28</text:p>
          </table:table-cell>
          <table:table-cell office:value-type="float" office:value="660.18">
            <text:p>660,18</text:p>
          </table:table-cell>
          <table:table-cell office:value-type="float" office:value="574.26">
            <text:p>574,26</text:p>
          </table:table-cell>
          <table:table-cell office:value-type="float" office:value="494.72">
            <text:p>494,72</text:p>
          </table:table-cell>
          <table:table-cell office:value-type="float" office:value="420.89">
            <text:p>420,89</text:p>
          </table:table-cell>
          <table:table-cell office:value-type="float" office:value="352.17">
            <text:p>352,17</text:p>
          </table:table-cell>
          <table:table-cell office:value-type="float" office:value="288.04">
            <text:p>288,04</text:p>
          </table:table-cell>
          <table:table-cell office:value-type="float" office:value="228.06">
            <text:p>228,06</text:p>
          </table:table-cell>
          <table:table-cell office:value-type="float" office:value="171.84">
            <text:p>171,84</text:p>
          </table:table-cell>
          <table:table-cell office:value-type="float" office:value="119.03">
            <text:p>119,03</text:p>
          </table:table-cell>
          <table:table-cell office:value-type="float" office:value="69.35">
            <text:p>69,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8.79">
            <text:p>798,79</text:p>
          </table:table-cell>
          <table:table-cell office:value-type="float" office:value="698">
            <text:p>698</text:p>
          </table:table-cell>
          <table:table-cell office:value-type="float" office:value="605.46">
            <text:p>605,46</text:p>
          </table:table-cell>
          <table:table-cell office:value-type="float" office:value="520.18">
            <text:p>520,18</text:p>
          </table:table-cell>
          <table:table-cell office:value-type="float" office:value="441.35">
            <text:p>441,35</text:p>
          </table:table-cell>
          <table:table-cell office:value-type="float" office:value="368.26">
            <text:p>368,26</text:p>
          </table:table-cell>
          <table:table-cell office:value-type="float" office:value="300.31">
            <text:p>300,31</text:p>
          </table:table-cell>
          <table:table-cell office:value-type="float" office:value="236.96">
            <text:p>236,96</text:p>
          </table:table-cell>
          <table:table-cell office:value-type="float" office:value="177.78">
            <text:p>177,78</text:p>
          </table:table-cell>
          <table:table-cell office:value-type="float" office:value="122.36">
            <text:p>122,36</text:p>
          </table:table-cell>
          <table:table-cell office:value-type="float" office:value="70.35">
            <text:p>70,3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47.81">
            <text:p>847,81</text:p>
          </table:table-cell>
          <table:table-cell office:value-type="float" office:value="738.53">
            <text:p>738,53</text:p>
          </table:table-cell>
          <table:table-cell office:value-type="float" office:value="638.72">
            <text:p>638,72</text:p>
          </table:table-cell>
          <table:table-cell office:value-type="float" office:value="547.19">
            <text:p>547,19</text:p>
          </table:table-cell>
          <table:table-cell office:value-type="float" office:value="462.96">
            <text:p>462,96</text:p>
          </table:table-cell>
          <table:table-cell office:value-type="float" office:value="385.18">
            <text:p>385,18</text:p>
          </table:table-cell>
          <table:table-cell office:value-type="float" office:value="313.15">
            <text:p>313,15</text:p>
          </table:table-cell>
          <table:table-cell office:value-type="float" office:value="246.24">
            <text:p>246,24</text:p>
          </table:table-cell>
          <table:table-cell office:value-type="float" office:value="183.94">
            <text:p>183,94</text:p>
          </table:table-cell>
          <table:table-cell office:value-type="float" office:value="125.78">
            <text:p>125,78</text:p>
          </table:table-cell>
          <table:table-cell office:value-type="float" office:value="71.36">
            <text:p>71,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00.74">
            <text:p>900,74</text:p>
          </table:table-cell>
          <table:table-cell office:value-type="float" office:value="782.02">
            <text:p>782,02</text:p>
          </table:table-cell>
          <table:table-cell office:value-type="float" office:value="674.21">
            <text:p>674,21</text:p>
          </table:table-cell>
          <table:table-cell office:value-type="float" office:value="575.87">
            <text:p>575,87</text:p>
          </table:table-cell>
          <table:table-cell office:value-type="float" office:value="485.79">
            <text:p>485,79</text:p>
          </table:table-cell>
          <table:table-cell office:value-type="float" office:value="402.98">
            <text:p>402,98</text:p>
          </table:table-cell>
          <table:table-cell office:value-type="float" office:value="326.6">
            <text:p>326,6</text:p>
          </table:table-cell>
          <table:table-cell office:value-type="float" office:value="255.92">
            <text:p>255,92</text:p>
          </table:table-cell>
          <table:table-cell office:value-type="float" office:value="190.33">
            <text:p>190,33</text:p>
          </table:table-cell>
          <table:table-cell office:value-type="float" office:value="129.29">
            <text:p>129,29</text:p>
          </table:table-cell>
          <table:table-cell office:value-type="float" office:value="72.36">
            <text:p>72,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58">
            <text:p>958</text:p>
          </table:table-cell>
          <table:table-cell office:value-type="float" office:value="828.78">
            <text:p>828,78</text:p>
          </table:table-cell>
          <table:table-cell office:value-type="float" office:value="712.15">
            <text:p>712,15</text:p>
          </table:table-cell>
          <table:table-cell office:value-type="float" office:value="606.35">
            <text:p>606,35</text:p>
          </table:table-cell>
          <table:table-cell office:value-type="float" office:value="509.94">
            <text:p>509,94</text:p>
          </table:table-cell>
          <table:table-cell office:value-type="float" office:value="421.72">
            <text:p>421,72</text:p>
          </table:table-cell>
          <table:table-cell office:value-type="float" office:value="340.69">
            <text:p>340,69</text:p>
          </table:table-cell>
          <table:table-cell office:value-type="float" office:value="266.01">
            <text:p>266,01</text:p>
          </table:table-cell>
          <table:table-cell office:value-type="float" office:value="196.95">
            <text:p>196,95</text:p>
          </table:table-cell>
          <table:table-cell office:value-type="float" office:value="132.92">
            <text:p>132,92</text:p>
          </table:table-cell>
          <table:table-cell office:value-type="float" office:value="73.37">
            <text:p>73,3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20.11">
            <text:p>1020,11</text:p>
          </table:table-cell>
          <table:table-cell office:value-type="float" office:value="879.15">
            <text:p>879,15</text:p>
          </table:table-cell>
          <table:table-cell office:value-type="float" office:value="752.77">
            <text:p>752,77</text:p>
          </table:table-cell>
          <table:table-cell office:value-type="float" office:value="638.8">
            <text:p>638,8</text:p>
          </table:table-cell>
          <table:table-cell office:value-type="float" office:value="535.51">
            <text:p>535,51</text:p>
          </table:table-cell>
          <table:table-cell office:value-type="float" office:value="441.46">
            <text:p>441,46</text:p>
          </table:table-cell>
          <table:table-cell office:value-type="float" office:value="355.47">
            <text:p>355,47</text:p>
          </table:table-cell>
          <table:table-cell office:value-type="float" office:value="276.53">
            <text:p>276,53</text:p>
          </table:table-cell>
          <table:table-cell office:value-type="float" office:value="203.83">
            <text:p>203,83</text:p>
          </table:table-cell>
          <table:table-cell office:value-type="float" office:value="136.64">
            <text:p>136,64</text:p>
          </table:table-cell>
          <table:table-cell office:value-type="float" office:value="74.37">
            <text:p>74,3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87.64">
            <text:p>1087,64</text:p>
          </table:table-cell>
          <table:table-cell office:value-type="float" office:value="933.52">
            <text:p>933,52</text:p>
          </table:table-cell>
          <table:table-cell office:value-type="float" office:value="796.31">
            <text:p>796,31</text:p>
          </table:table-cell>
          <table:table-cell office:value-type="float" office:value="673.38">
            <text:p>673,38</text:p>
          </table:table-cell>
          <table:table-cell office:value-type="float" office:value="562.6">
            <text:p>562,6</text:p>
          </table:table-cell>
          <table:table-cell office:value-type="float" office:value="462.27">
            <text:p>462,27</text:p>
          </table:table-cell>
          <table:table-cell office:value-type="float" office:value="370.96">
            <text:p>370,96</text:p>
          </table:table-cell>
          <table:table-cell office:value-type="float" office:value="287.52">
            <text:p>287,52</text:p>
          </table:table-cell>
          <table:table-cell office:value-type="float" office:value="210.96">
            <text:p>210,96</text:p>
          </table:table-cell>
          <table:table-cell office:value-type="float" office:value="140.48">
            <text:p>140,48</text:p>
          </table:table-cell>
          <table:table-cell office:value-type="float" office:value="75.38">
            <text:p>75,3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61.3">
            <text:p>1161,3</text:p>
          </table:table-cell>
          <table:table-cell office:value-type="float" office:value="992.34">
            <text:p>992,34</text:p>
          </table:table-cell>
          <table:table-cell office:value-type="float" office:value="843.08">
            <text:p>843,08</text:p>
          </table:table-cell>
          <table:table-cell office:value-type="float" office:value="710.28">
            <text:p>710,28</text:p>
          </table:table-cell>
          <table:table-cell office:value-type="float" office:value="591.34">
            <text:p>591,34</text:p>
          </table:table-cell>
          <table:table-cell office:value-type="float" office:value="484.22">
            <text:p>484,22</text:p>
          </table:table-cell>
          <table:table-cell office:value-type="float" office:value="387.22">
            <text:p>387,22</text:p>
          </table:table-cell>
          <table:table-cell office:value-type="float" office:value="298.98">
            <text:p>298,98</text:p>
          </table:table-cell>
          <table:table-cell office:value-type="float" office:value="218.37">
            <text:p>218,37</text:p>
          </table:table-cell>
          <table:table-cell office:value-type="float" office:value="144.44">
            <text:p>144,44</text:p>
          </table:table-cell>
          <table:table-cell office:value-type="float" office:value="76.38">
            <text:p>76,3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41.88">
            <text:p>1241,88</text:p>
          </table:table-cell>
          <table:table-cell office:value-type="float" office:value="1056.12">
            <text:p>1056,12</text:p>
          </table:table-cell>
          <table:table-cell office:value-type="float" office:value="893.41">
            <text:p>893,41</text:p>
          </table:table-cell>
          <table:table-cell office:value-type="float" office:value="749.71">
            <text:p>749,71</text:p>
          </table:table-cell>
          <table:table-cell office:value-type="float" office:value="621.86">
            <text:p>621,86</text:p>
          </table:table-cell>
          <table:table-cell office:value-type="float" office:value="507.39">
            <text:p>507,39</text:p>
          </table:table-cell>
          <table:table-cell office:value-type="float" office:value="404.29">
            <text:p>404,29</text:p>
          </table:table-cell>
          <table:table-cell office:value-type="float" office:value="310.96">
            <text:p>310,96</text:p>
          </table:table-cell>
          <table:table-cell office:value-type="float" office:value="226.06">
            <text:p>226,06</text:p>
          </table:table-cell>
          <table:table-cell office:value-type="float" office:value="148.51">
            <text:p>148,51</text:p>
          </table:table-cell>
          <table:table-cell office:value-type="float" office:value="77.39">
            <text:p>77,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30.33">
            <text:p>1330,33</text:p>
          </table:table-cell>
          <table:table-cell office:value-type="float" office:value="1125.48">
            <text:p>1125,48</text:p>
          </table:table-cell>
          <table:table-cell office:value-type="float" office:value="947.68">
            <text:p>947,68</text:p>
          </table:table-cell>
          <table:table-cell office:value-type="float" office:value="791.91">
            <text:p>791,91</text:p>
          </table:table-cell>
          <table:table-cell office:value-type="float" office:value="654.31">
            <text:p>654,31</text:p>
          </table:table-cell>
          <table:table-cell office:value-type="float" office:value="531.87">
            <text:p>531,87</text:p>
          </table:table-cell>
          <table:table-cell office:value-type="float" office:value="422.22">
            <text:p>422,22</text:p>
          </table:table-cell>
          <table:table-cell office:value-type="float" office:value="323.46">
            <text:p>323,46</text:p>
          </table:table-cell>
          <table:table-cell office:value-type="float" office:value="234.05">
            <text:p>234,05</text:p>
          </table:table-cell>
          <table:table-cell office:value-type="float" office:value="152.7">
            <text:p>152,7</text:p>
          </table:table-cell>
          <table:table-cell office:value-type="float" office:value="78.39">
            <text:p>78,3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27.81">
            <text:p>1427,81</text:p>
          </table:table-cell>
          <table:table-cell office:value-type="float" office:value="1201.12">
            <text:p>1201,12</text:p>
          </table:table-cell>
          <table:table-cell office:value-type="float" office:value="1006.33">
            <text:p>1006,33</text:p>
          </table:table-cell>
          <table:table-cell office:value-type="float" office:value="837.15">
            <text:p>837,15</text:p>
          </table:table-cell>
          <table:table-cell office:value-type="float" office:value="688.84">
            <text:p>688,84</text:p>
          </table:table-cell>
          <table:table-cell office:value-type="float" office:value="557.76">
            <text:p>557,76</text:p>
          </table:table-cell>
          <table:table-cell office:value-type="float" office:value="441.08">
            <text:p>441,08</text:p>
          </table:table-cell>
          <table:table-cell office:value-type="float" office:value="336.54">
            <text:p>336,54</text:p>
          </table:table-cell>
          <table:table-cell office:value-type="float" office:value="242.34">
            <text:p>242,34</text:p>
          </table:table-cell>
          <table:table-cell office:value-type="float" office:value="157.03">
            <text:p>157,03</text:p>
          </table:table-cell>
          <table:table-cell office:value-type="float" office:value="79.4">
            <text:p>79,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35.66">
            <text:p>1535,66</text:p>
          </table:table-cell>
          <table:table-cell office:value-type="float" office:value="1283.87">
            <text:p>1283,87</text:p>
          </table:table-cell>
          <table:table-cell office:value-type="float" office:value="1069.86">
            <text:p>1069,86</text:p>
          </table:table-cell>
          <table:table-cell office:value-type="float" office:value="885.74">
            <text:p>885,74</text:p>
          </table:table-cell>
          <table:table-cell office:value-type="float" office:value="725.65">
            <text:p>725,65</text:p>
          </table:table-cell>
          <table:table-cell office:value-type="float" office:value="585.17">
            <text:p>585,17</text:p>
          </table:table-cell>
          <table:table-cell office:value-type="float" office:value="460.9">
            <text:p>460,9</text:p>
          </table:table-cell>
          <table:table-cell office:value-type="float" office:value="350.2">
            <text:p>350,2</text:p>
          </table:table-cell>
          <table:table-cell office:value-type="float" office:value="250.96">
            <text:p>250,96</text:p>
          </table:table-cell>
          <table:table-cell office:value-type="float" office:value="161.48">
            <text:p>161,48</text:p>
          </table:table-cell>
          <table:table-cell office:value-type="float" office:value="80.4">
            <text:p>80,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55.56">
            <text:p>1655,56</text:p>
          </table:table-cell>
          <table:table-cell office:value-type="float" office:value="1374.7">
            <text:p>1374,7</text:p>
          </table:table-cell>
          <table:table-cell office:value-type="float" office:value="1138.86">
            <text:p>1138,86</text:p>
          </table:table-cell>
          <table:table-cell office:value-type="float" office:value="938.02">
            <text:p>938,02</text:p>
          </table:table-cell>
          <table:table-cell office:value-type="float" office:value="764.93">
            <text:p>764,93</text:p>
          </table:table-cell>
          <table:table-cell office:value-type="float" office:value="614.2">
            <text:p>614,2</text:p>
          </table:table-cell>
          <table:table-cell office:value-type="float" office:value="481.77">
            <text:p>481,77</text:p>
          </table:table-cell>
          <table:table-cell office:value-type="float" office:value="364.5">
            <text:p>364,5</text:p>
          </table:table-cell>
          <table:table-cell office:value-type="float" office:value="259.92">
            <text:p>259,92</text:p>
          </table:table-cell>
          <table:table-cell office:value-type="float" office:value="166.08">
            <text:p>166,08</text:p>
          </table:table-cell>
          <table:table-cell office:value-type="float" office:value="81.41">
            <text:p>81,4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89.54">
            <text:p>1789,54</text:p>
          </table:table-cell>
          <table:table-cell office:value-type="float" office:value="1474.8">
            <text:p>1474,8</text:p>
          </table:table-cell>
          <table:table-cell office:value-type="float" office:value="1214.01">
            <text:p>1214,01</text:p>
          </table:table-cell>
          <table:table-cell office:value-type="float" office:value="994.39">
            <text:p>994,39</text:p>
          </table:table-cell>
          <table:table-cell office:value-type="float" office:value="806.91">
            <text:p>806,91</text:p>
          </table:table-cell>
          <table:table-cell office:value-type="float" office:value="645">
            <text:p>645</text:p>
          </table:table-cell>
          <table:table-cell office:value-type="float" office:value="503.75">
            <text:p>503,75</text:p>
          </table:table-cell>
          <table:table-cell office:value-type="float" office:value="379.46">
            <text:p>379,46</text:p>
          </table:table-cell>
          <table:table-cell office:value-type="float" office:value="269.23">
            <text:p>269,23</text:p>
          </table:table-cell>
          <table:table-cell office:value-type="float" office:value="170.82">
            <text:p>170,82</text:p>
          </table:table-cell>
          <table:table-cell office:value-type="float" office:value="82.41">
            <text:p>82,4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40.11">
            <text:p>1940,11</text:p>
          </table:table-cell>
          <table:table-cell office:value-type="float" office:value="1585.56">
            <text:p>1585,56</text:p>
          </table:table-cell>
          <table:table-cell office:value-type="float" office:value="1296.1">
            <text:p>1296,1</text:p>
          </table:table-cell>
          <table:table-cell office:value-type="float" office:value="1055.31">
            <text:p>1055,31</text:p>
          </table:table-cell>
          <table:table-cell office:value-type="float" office:value="851.86">
            <text:p>851,86</text:p>
          </table:table-cell>
          <table:table-cell office:value-type="float" office:value="677.7">
            <text:p>677,7</text:p>
          </table:table-cell>
          <table:table-cell office:value-type="float" office:value="526.92">
            <text:p>526,92</text:p>
          </table:table-cell>
          <table:table-cell office:value-type="float" office:value="395.12">
            <text:p>395,12</text:p>
          </table:table-cell>
          <table:table-cell office:value-type="float" office:value="278.92">
            <text:p>278,92</text:p>
          </table:table-cell>
          <table:table-cell office:value-type="float" office:value="175.7">
            <text:p>175,7</text:p>
          </table:table-cell>
          <table:table-cell office:value-type="float" office:value="83.42">
            <text:p>83,4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10.44">
            <text:p>2110,44</text:p>
          </table:table-cell>
          <table:table-cell office:value-type="float" office:value="1708.71">
            <text:p>1708,71</text:p>
          </table:table-cell>
          <table:table-cell office:value-type="float" office:value="1386.09">
            <text:p>1386,09</text:p>
          </table:table-cell>
          <table:table-cell office:value-type="float" office:value="1121.3">
            <text:p>1121,3</text:p>
          </table:table-cell>
          <table:table-cell office:value-type="float" office:value="900.06">
            <text:p>900,06</text:p>
          </table:table-cell>
          <table:table-cell office:value-type="float" office:value="712.46">
            <text:p>712,46</text:p>
          </table:table-cell>
          <table:table-cell office:value-type="float" office:value="551.36">
            <text:p>551,36</text:p>
          </table:table-cell>
          <table:table-cell office:value-type="float" office:value="411.52">
            <text:p>411,52</text:p>
          </table:table-cell>
          <table:table-cell office:value-type="float" office:value="288.99">
            <text:p>288,99</text:p>
          </table:table-cell>
          <table:table-cell office:value-type="float" office:value="180.74">
            <text:p>180,74</text:p>
          </table:table-cell>
          <table:table-cell office:value-type="float" office:value="84.42">
            <text:p>84,4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04.53">
            <text:p>2304,53</text:p>
          </table:table-cell>
          <table:table-cell office:value-type="float" office:value="1846.34">
            <text:p>1846,34</text:p>
          </table:table-cell>
          <table:table-cell office:value-type="float" office:value="1485.09">
            <text:p>1485,09</text:p>
          </table:table-cell>
          <table:table-cell office:value-type="float" office:value="1192.96">
            <text:p>1192,96</text:p>
          </table:table-cell>
          <table:table-cell office:value-type="float" office:value="951.85">
            <text:p>951,85</text:p>
          </table:table-cell>
          <table:table-cell office:value-type="float" office:value="749.47">
            <text:p>749,47</text:p>
          </table:table-cell>
          <table:table-cell office:value-type="float" office:value="577.17">
            <text:p>577,17</text:p>
          </table:table-cell>
          <table:table-cell office:value-type="float" office:value="428.71">
            <text:p>428,71</text:p>
          </table:table-cell>
          <table:table-cell office:value-type="float" office:value="299.47">
            <text:p>299,47</text:p>
          </table:table-cell>
          <table:table-cell office:value-type="float" office:value="185.94">
            <text:p>185,94</text:p>
          </table:table-cell>
          <table:table-cell office:value-type="float" office:value="85.43">
            <text:p>85,4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527.56">
            <text:p>2527,56</text:p>
          </table:table-cell>
          <table:table-cell office:value-type="float" office:value="2001.04">
            <text:p>2001,04</text:p>
          </table:table-cell>
          <table:table-cell office:value-type="float" office:value="1594.46">
            <text:p>1594,46</text:p>
          </table:table-cell>
          <table:table-cell office:value-type="float" office:value="1271.03">
            <text:p>1271,03</text:p>
          </table:table-cell>
          <table:table-cell office:value-type="float" office:value="1007.61">
            <text:p>1007,61</text:p>
          </table:table-cell>
          <table:table-cell office:value-type="float" office:value="788.91">
            <text:p>788,91</text:p>
          </table:table-cell>
          <table:table-cell office:value-type="float" office:value="604.44">
            <text:p>604,44</text:p>
          </table:table-cell>
          <table:table-cell office:value-type="float" office:value="446.74">
            <text:p>446,74</text:p>
          </table:table-cell>
          <table:table-cell office:value-type="float" office:value="310.38">
            <text:p>310,38</text:p>
          </table:table-cell>
          <table:table-cell office:value-type="float" office:value="191.31">
            <text:p>191,31</text:p>
          </table:table-cell>
          <table:table-cell office:value-type="float" office:value="86.43">
            <text:p>86,4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786.33">
            <text:p>2786,33</text:p>
          </table:table-cell>
          <table:table-cell office:value-type="float" office:value="2176.07">
            <text:p>2176,07</text:p>
          </table:table-cell>
          <table:table-cell office:value-type="float" office:value="1715.82">
            <text:p>1715,82</text:p>
          </table:table-cell>
          <table:table-cell office:value-type="float" office:value="1356.32">
            <text:p>1356,32</text:p>
          </table:table-cell>
          <table:table-cell office:value-type="float" office:value="1067.75">
            <text:p>1067,75</text:p>
          </table:table-cell>
          <table:table-cell office:value-type="float" office:value="831.01">
            <text:p>831,01</text:p>
          </table:table-cell>
          <table:table-cell office:value-type="float" office:value="633.28">
            <text:p>633,28</text:p>
          </table:table-cell>
          <table:table-cell office:value-type="float" office:value="465.65">
            <text:p>465,65</text:p>
          </table:table-cell>
          <table:table-cell office:value-type="float" office:value="321.74">
            <text:p>321,74</text:p>
          </table:table-cell>
          <table:table-cell office:value-type="float" office:value="196.85">
            <text:p>196,85</text:p>
          </table:table-cell>
          <table:table-cell office:value-type="float" office:value="87.44">
            <text:p>87,4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89.96">
            <text:p>3089,96</text:p>
          </table:table-cell>
          <table:table-cell office:value-type="float" office:value="2375.58">
            <text:p>2375,58</text:p>
          </table:table-cell>
          <table:table-cell office:value-type="float" office:value="1851.16">
            <text:p>1851,16</text:p>
          </table:table-cell>
          <table:table-cell office:value-type="float" office:value="1449.83">
            <text:p>1449,83</text:p>
          </table:table-cell>
          <table:table-cell office:value-type="float" office:value="1132.79">
            <text:p>1132,79</text:p>
          </table:table-cell>
          <table:table-cell office:value-type="float" office:value="876.02">
            <text:p>876,02</text:p>
          </table:table-cell>
          <table:table-cell office:value-type="float" office:value="663.81">
            <text:p>663,81</text:p>
          </table:table-cell>
          <table:table-cell office:value-type="float" office:value="485.51">
            <text:p>485,51</text:p>
          </table:table-cell>
          <table:table-cell office:value-type="float" office:value="333.58">
            <text:p>333,58</text:p>
          </table:table-cell>
          <table:table-cell office:value-type="float" office:value="202.57">
            <text:p>202,57</text:p>
          </table:table-cell>
          <table:table-cell office:value-type="float" office:value="88.44">
            <text:p>88,4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450.94">
            <text:p>3450,94</text:p>
          </table:table-cell>
          <table:table-cell office:value-type="float" office:value="2604.93">
            <text:p>2604,93</text:p>
          </table:table-cell>
          <table:table-cell office:value-type="float" office:value="2002.95">
            <text:p>2002,95</text:p>
          </table:table-cell>
          <table:table-cell office:value-type="float" office:value="1552.73">
            <text:p>1552,73</text:p>
          </table:table-cell>
          <table:table-cell office:value-type="float" office:value="1203.29">
            <text:p>1203,29</text:p>
          </table:table-cell>
          <table:table-cell office:value-type="float" office:value="924.21">
            <text:p>924,21</text:p>
          </table:table-cell>
          <table:table-cell office:value-type="float" office:value="696.18">
            <text:p>696,18</text:p>
          </table:table-cell>
          <table:table-cell office:value-type="float" office:value="506.36">
            <text:p>506,36</text:p>
          </table:table-cell>
          <table:table-cell office:value-type="float" office:value="345.9">
            <text:p>345,9</text:p>
          </table:table-cell>
          <table:table-cell office:value-type="float" office:value="208.47">
            <text:p>208,47</text:p>
          </table:table-cell>
          <table:table-cell office:value-type="float" office:value="89.45">
            <text:p>89,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86.89">
            <text:p>3886,89</text:p>
          </table:table-cell>
          <table:table-cell office:value-type="float" office:value="2871.15">
            <text:p>2871,15</text:p>
          </table:table-cell>
          <table:table-cell office:value-type="float" office:value="2174.25">
            <text:p>2174,25</text:p>
          </table:table-cell>
          <table:table-cell office:value-type="float" office:value="1666.43">
            <text:p>1666,43</text:p>
          </table:table-cell>
          <table:table-cell office:value-type="float" office:value="1279.93">
            <text:p>1279,93</text:p>
          </table:table-cell>
          <table:table-cell office:value-type="float" office:value="975.91">
            <text:p>975,91</text:p>
          </table:table-cell>
          <table:table-cell office:value-type="float" office:value="730.52">
            <text:p>730,52</text:p>
          </table:table-cell>
          <table:table-cell office:value-type="float" office:value="528.29">
            <text:p>528,29</text:p>
          </table:table-cell>
          <table:table-cell office:value-type="float" office:value="358.75">
            <text:p>358,75</text:p>
          </table:table-cell>
          <table:table-cell office:value-type="float" office:value="214.57">
            <text:p>214,57</text:p>
          </table:table-cell>
          <table:table-cell office:value-type="float" office:value="90.45">
            <text:p>90,4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423.47">
            <text:p>4423,47</text:p>
          </table:table-cell>
          <table:table-cell office:value-type="float" office:value="3183.69">
            <text:p>3183,69</text:p>
          </table:table-cell>
          <table:table-cell office:value-type="float" office:value="2368.95">
            <text:p>2368,95</text:p>
          </table:table-cell>
          <table:table-cell office:value-type="float" office:value="1792.65">
            <text:p>1792,65</text:p>
          </table:table-cell>
          <table:table-cell office:value-type="float" office:value="1363.48">
            <text:p>1363,48</text:p>
          </table:table-cell>
          <table:table-cell office:value-type="float" office:value="1031.48">
            <text:p>1031,48</text:p>
          </table:table-cell>
          <table:table-cell office:value-type="float" office:value="767">
            <text:p>767</text:p>
          </table:table-cell>
          <table:table-cell office:value-type="float" office:value="551.35">
            <text:p>551,35</text:p>
          </table:table-cell>
          <table:table-cell office:value-type="float" office:value="372.14">
            <text:p>372,14</text:p>
          </table:table-cell>
          <table:table-cell office:value-type="float" office:value="220.86">
            <text:p>220,86</text:p>
          </table:table-cell>
          <table:table-cell office:value-type="float" office:value="91.46">
            <text:p>91,4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099.57">
            <text:p>5099,57</text:p>
          </table:table-cell>
          <table:table-cell office:value-type="float" office:value="3555.52">
            <text:p>3555,52</text:p>
          </table:table-cell>
          <table:table-cell office:value-type="float" office:value="2592.02">
            <text:p>2592,02</text:p>
          </table:table-cell>
          <table:table-cell office:value-type="float" office:value="1933.47">
            <text:p>1933,47</text:p>
          </table:table-cell>
          <table:table-cell office:value-type="float" office:value="1454.87">
            <text:p>1454,87</text:p>
          </table:table-cell>
          <table:table-cell office:value-type="float" office:value="1091.33">
            <text:p>1091,33</text:p>
          </table:table-cell>
          <table:table-cell office:value-type="float" office:value="805.81">
            <text:p>805,81</text:p>
          </table:table-cell>
          <table:table-cell office:value-type="float" office:value="575.62">
            <text:p>575,62</text:p>
          </table:table-cell>
          <table:table-cell office:value-type="float" office:value="386.11">
            <text:p>386,11</text:p>
          </table:table-cell>
          <table:table-cell office:value-type="float" office:value="227.37">
            <text:p>227,37</text:p>
          </table:table-cell>
          <table:table-cell office:value-type="float" office:value="92.46">
            <text:p>92,4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977.07">
            <text:p>5977,07</text:p>
          </table:table-cell>
          <table:table-cell office:value-type="float" office:value="4004.95">
            <text:p>4004,95</text:p>
          </table:table-cell>
          <table:table-cell office:value-type="float" office:value="2850">
            <text:p>2850</text:p>
          </table:table-cell>
          <table:table-cell office:value-type="float" office:value="2091.48">
            <text:p>2091,48</text:p>
          </table:table-cell>
          <table:table-cell office:value-type="float" office:value="1555.18">
            <text:p>1555,18</text:p>
          </table:table-cell>
          <table:table-cell office:value-type="float" office:value="1155.93">
            <text:p>1155,93</text:p>
          </table:table-cell>
          <table:table-cell office:value-type="float" office:value="847.14">
            <text:p>847,14</text:p>
          </table:table-cell>
          <table:table-cell office:value-type="float" office:value="601.2">
            <text:p>601,2</text:p>
          </table:table-cell>
          <table:table-cell office:value-type="float" office:value="400.69">
            <text:p>400,69</text:p>
          </table:table-cell>
          <table:table-cell office:value-type="float" office:value="234.09">
            <text:p>234,09</text:p>
          </table:table-cell>
          <table:table-cell office:value-type="float" office:value="93.47">
            <text:p>93,4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160.79">
            <text:p>7160,79</text:p>
          </table:table-cell>
          <table:table-cell office:value-type="float" office:value="4558.7">
            <text:p>4558,7</text:p>
          </table:table-cell>
          <table:table-cell office:value-type="float" office:value="3151.54">
            <text:p>3151,54</text:p>
          </table:table-cell>
          <table:table-cell office:value-type="float" office:value="2269.91">
            <text:p>2269,91</text:p>
          </table:table-cell>
          <table:table-cell office:value-type="float" office:value="1665.73">
            <text:p>1665,73</text:p>
          </table:table-cell>
          <table:table-cell office:value-type="float" office:value="1225.83">
            <text:p>1225,83</text:p>
          </table:table-cell>
          <table:table-cell office:value-type="float" office:value="891.23">
            <text:p>891,23</text:p>
          </table:table-cell>
          <table:table-cell office:value-type="float" office:value="628.17">
            <text:p>628,17</text:p>
          </table:table-cell>
          <table:table-cell office:value-type="float" office:value="415.91">
            <text:p>415,91</text:p>
          </table:table-cell>
          <table:table-cell office:value-type="float" office:value="241.04">
            <text:p>241,04</text:p>
          </table:table-cell>
          <table:table-cell office:value-type="float" office:value="94.47">
            <text:p>94,4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843.59">
            <text:p>8843,59</text:p>
          </table:table-cell>
          <table:table-cell office:value-type="float" office:value="5257.38">
            <text:p>5257,38</text:p>
          </table:table-cell>
          <table:table-cell office:value-type="float" office:value="3508.47">
            <text:p>3508,47</text:p>
          </table:table-cell>
          <table:table-cell office:value-type="float" office:value="2472.85">
            <text:p>2472,85</text:p>
          </table:table-cell>
          <table:table-cell office:value-type="float" office:value="1788.06">
            <text:p>1788,06</text:p>
          </table:table-cell>
          <table:table-cell office:value-type="float" office:value="1301.66">
            <text:p>1301,66</text:p>
          </table:table-cell>
          <table:table-cell office:value-type="float" office:value="938.34">
            <text:p>938,34</text:p>
          </table:table-cell>
          <table:table-cell office:value-type="float" office:value="656.62">
            <text:p>656,62</text:p>
          </table:table-cell>
          <table:table-cell office:value-type="float" office:value="431.8">
            <text:p>431,8</text:p>
          </table:table-cell>
          <table:table-cell office:value-type="float" office:value="248.22">
            <text:p>248,22</text:p>
          </table:table-cell>
          <table:table-cell office:value-type="float" office:value="95.48">
            <text:p>95,4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423.34">
            <text:p>11423,34</text:p>
          </table:table-cell>
          <table:table-cell office:value-type="float" office:value="6165.76">
            <text:p>6165,76</text:p>
          </table:table-cell>
          <table:table-cell office:value-type="float" office:value="3937.28">
            <text:p>3937,28</text:p>
          </table:table-cell>
          <table:table-cell office:value-type="float" office:value="2705.58">
            <text:p>2705,58</text:p>
          </table:table-cell>
          <table:table-cell office:value-type="float" office:value="1924.11">
            <text:p>1924,11</text:p>
          </table:table-cell>
          <table:table-cell office:value-type="float" office:value="1384.16">
            <text:p>1384,16</text:p>
          </table:table-cell>
          <table:table-cell office:value-type="float" office:value="988.74">
            <text:p>988,74</text:p>
          </table:table-cell>
          <table:table-cell office:value-type="float" office:value="686.68">
            <text:p>686,68</text:p>
          </table:table-cell>
          <table:table-cell office:value-type="float" office:value="448.41">
            <text:p>448,41</text:p>
          </table:table-cell>
          <table:table-cell office:value-type="float" office:value="255.64">
            <text:p>255,64</text:p>
          </table:table-cell>
          <table:table-cell office:value-type="float" office:value="96.48">
            <text:p>96,4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873.85">
            <text:p>15873,85</text:p>
          </table:table-cell>
          <table:table-cell office:value-type="float" office:value="7394.02">
            <text:p>7394,02</text:p>
          </table:table-cell>
          <table:table-cell office:value-type="float" office:value="4461.76">
            <text:p>4461,76</text:p>
          </table:table-cell>
          <table:table-cell office:value-type="float" office:value="2974.98">
            <text:p>2974,98</text:p>
          </table:table-cell>
          <table:table-cell office:value-type="float" office:value="2076.2">
            <text:p>2076,2</text:p>
          </table:table-cell>
          <table:table-cell office:value-type="float" office:value="1474.19">
            <text:p>1474,19</text:p>
          </table:table-cell>
          <table:table-cell office:value-type="float" office:value="1042.78">
            <text:p>1042,78</text:p>
          </table:table-cell>
          <table:table-cell office:value-type="float" office:value="718.46">
            <text:p>718,46</text:p>
          </table:table-cell>
          <table:table-cell office:value-type="float" office:value="465.76">
            <text:p>465,76</text:p>
          </table:table-cell>
          <table:table-cell office:value-type="float" office:value="263.31">
            <text:p>263,31</text:p>
          </table:table-cell>
          <table:table-cell office:value-type="float" office:value="97.49">
            <text:p>97,4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5378.26">
            <text:p>25378,26</text:p>
          </table:table-cell>
          <table:table-cell office:value-type="float" office:value="9145.92">
            <text:p>9145,92</text:p>
          </table:table-cell>
          <table:table-cell office:value-type="float" office:value="5117.49">
            <text:p>5117,49</text:p>
          </table:table-cell>
          <table:table-cell office:value-type="float" office:value="3290.28">
            <text:p>3290,28</text:p>
          </table:table-cell>
          <table:table-cell office:value-type="float" office:value="2247.25">
            <text:p>2247,25</text:p>
          </table:table-cell>
          <table:table-cell office:value-type="float" office:value="1572.77">
            <text:p>1572,77</text:p>
          </table:table-cell>
          <table:table-cell office:value-type="float" office:value="1100.82">
            <text:p>1100,82</text:p>
          </table:table-cell>
          <table:table-cell office:value-type="float" office:value="752.1">
            <text:p>752,1</text:p>
          </table:table-cell>
          <table:table-cell office:value-type="float" office:value="483.92">
            <text:p>483,92</text:p>
          </table:table-cell>
          <table:table-cell office:value-type="float" office:value="271.25">
            <text:p>271,25</text:p>
          </table:table-cell>
          <table:table-cell office:value-type="float" office:value="98.49">
            <text:p>98,4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9804.74">
            <text:p>59804,74</text:p>
          </table:table-cell>
          <table:table-cell office:value-type="float" office:value="11844.9">
            <text:p>11844,9</text:p>
          </table:table-cell>
          <table:table-cell office:value-type="float" office:value="5960.2">
            <text:p>5960,2</text:p>
          </table:table-cell>
          <table:table-cell office:value-type="float" office:value="3664.03">
            <text:p>3664,03</text:p>
          </table:table-cell>
          <table:table-cell office:value-type="float" office:value="2440.9">
            <text:p>2440,9</text:p>
          </table:table-cell>
          <table:table-cell office:value-type="float" office:value="1681.11">
            <text:p>1681,11</text:p>
          </table:table-cell>
          <table:table-cell office:value-type="float" office:value="1163.3">
            <text:p>1163,3</text:p>
          </table:table-cell>
          <table:table-cell office:value-type="float" office:value="787.75">
            <text:p>787,75</text:p>
          </table:table-cell>
          <table:table-cell office:value-type="float" office:value="502.91">
            <text:p>502,91</text:p>
          </table:table-cell>
          <table:table-cell office:value-type="float" office:value="279.47">
            <text:p>279,47</text:p>
          </table:table-cell>
          <table:table-cell office:value-type="float" office:value="99.5">
            <text:p>99,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20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31T20:14:01.17</meta:creation-date>
    <dc:date>2011-01-31T20:19:15.07</dc:date>
    <meta:editing-duration>PT00H05M17S</meta:editing-duration>
    <meta:editing-cycles>1</meta:editing-cycles>
    <meta:document-statistic meta:table-count="3" meta:cell-count="1320" meta:object-count="0"/>
    <meta:generator>OpenOffice.org/3.2$Win32 OpenOffice.org_project/320m18$Build-9502</meta:generator>
  </office:meta>
</office:document-meta>
</file>